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53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5.002cm"/>
    </style:style>
    <style:style style:name="co5" style:family="table-column">
      <style:table-column-properties fo:break-before="auto" style:column-width="4.09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814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4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220 mkF, 100kOhm 850</text:p>
          </table:table-cell>
          <table:table-cell office:value-type="string" calcext:value-type="string">
            <text:p>220 mkF, 100 kOhm, 1000</text:p>
          </table:table-cell>
          <table:table-cell office:value-type="string" calcext:value-type="string">
            <text:p>220 mkF, 10 kOhm, 850</text:p>
          </table:table-cell>
          <table:table-cell office:value-type="string" calcext:value-type="string">
            <text:p>10 mkF, 10 kOhm, 850</text:p>
          </table:table-cell>
          <table:table-cell office:value-type="string" calcext:value-type="string">
            <text:p>10 mkF, 10 kOhm, 650</text:p>
          </table:table-cell>
          <table:table-cell office:value-type="string" calcext:value-type="string">
            <text:p>1 mkF, 10 kOhm, 650</text:p>
          </table:table-cell>
        </table:table-row>
        <table:table-row table:style-name="ro1">
          <table:table-cell office:value-type="float" office:value="3999180" calcext:value-type="float">
            <text:p>3999180</text:p>
          </table:table-cell>
          <table:table-cell office:value-type="float" office:value="417640" calcext:value-type="float">
            <text:p>417640</text:p>
          </table:table-cell>
          <table:table-cell office:value-type="float" office:value="348088" calcext:value-type="float">
            <text:p>348088</text:p>
          </table:table-cell>
          <table:table-cell office:value-type="float" office:value="15336" calcext:value-type="float">
            <text:p>15336</text:p>
          </table:table-cell>
          <table:table-cell office:value-type="float" office:value="41544" calcext:value-type="float">
            <text:p>41544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4065608" calcext:value-type="float">
            <text:p>4065608</text:p>
          </table:table-cell>
          <table:table-cell office:value-type="float" office:value="417212" calcext:value-type="float">
            <text:p>417212</text:p>
          </table:table-cell>
          <table:table-cell office:value-type="float" office:value="353588" calcext:value-type="float">
            <text:p>353588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8" calcext:value-type="float">
            <text:p>4166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7884" calcext:value-type="float">
            <text:p>4057884</text:p>
          </table:table-cell>
          <table:table-cell office:value-type="float" office:value="415748" calcext:value-type="float">
            <text:p>415748</text:p>
          </table:table-cell>
          <table:table-cell office:value-type="float" office:value="353028" calcext:value-type="float">
            <text:p>353028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1600" calcext:value-type="float">
            <text:p>4051600</text:p>
          </table:table-cell>
          <table:table-cell office:value-type="float" office:value="419444" calcext:value-type="float">
            <text:p>419444</text:p>
          </table:table-cell>
          <table:table-cell office:value-type="float" office:value="346308" calcext:value-type="float">
            <text:p>346308</text:p>
          </table:table-cell>
          <table:table-cell office:value-type="float" office:value="15344" calcext:value-type="float">
            <text:p>15344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5336" calcext:value-type="float">
            <text:p>4045336</text:p>
          </table:table-cell>
          <table:table-cell office:value-type="float" office:value="400748" calcext:value-type="float">
            <text:p>400748</text:p>
          </table:table-cell>
          <table:table-cell office:value-type="float" office:value="356384" calcext:value-type="float">
            <text:p>356384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62808" calcext:value-type="float">
            <text:p>4062808</text:p>
          </table:table-cell>
          <table:table-cell office:value-type="float" office:value="416540" calcext:value-type="float">
            <text:p>416540</text:p>
          </table:table-cell>
          <table:table-cell office:value-type="float" office:value="355048" calcext:value-type="float">
            <text:p>355048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42640" calcext:value-type="float">
            <text:p>4042640</text:p>
          </table:table-cell>
          <table:table-cell office:value-type="float" office:value="431200" calcext:value-type="float">
            <text:p>431200</text:p>
          </table:table-cell>
          <table:table-cell office:value-type="float" office:value="352128" calcext:value-type="float">
            <text:p>352128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5116" calcext:value-type="float">
            <text:p>4045116</text:p>
          </table:table-cell>
          <table:table-cell office:value-type="float" office:value="400292" calcext:value-type="float">
            <text:p>400292</text:p>
          </table:table-cell>
          <table:table-cell office:value-type="float" office:value="355492" calcext:value-type="float">
            <text:p>35549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9000" calcext:value-type="float">
            <text:p>4059000</text:p>
          </table:table-cell>
          <table:table-cell office:value-type="float" office:value="414628" calcext:value-type="float">
            <text:p>414628</text:p>
          </table:table-cell>
          <table:table-cell office:value-type="float" office:value="353920" calcext:value-type="float">
            <text:p>353920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60560" calcext:value-type="float">
            <text:p>4060560</text:p>
          </table:table-cell>
          <table:table-cell office:value-type="float" office:value="418440" calcext:value-type="float">
            <text:p>418440</text:p>
          </table:table-cell>
          <table:table-cell office:value-type="float" office:value="350004" calcext:value-type="float">
            <text:p>350004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60112" calcext:value-type="float">
            <text:p>4060112</text:p>
          </table:table-cell>
          <table:table-cell office:value-type="float" office:value="422244" calcext:value-type="float">
            <text:p>422244</text:p>
          </table:table-cell>
          <table:table-cell office:value-type="float" office:value="355264" calcext:value-type="float">
            <text:p>355264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2280" calcext:value-type="float">
            <text:p>4052280</text:p>
          </table:table-cell>
          <table:table-cell office:value-type="float" office:value="418772" calcext:value-type="float">
            <text:p>418772</text:p>
          </table:table-cell>
          <table:table-cell office:value-type="float" office:value="353144" calcext:value-type="float">
            <text:p>353144</text:p>
          </table:table-cell>
          <table:table-cell office:value-type="float" office:value="15460" calcext:value-type="float">
            <text:p>15460</text:p>
          </table:table-cell>
          <table:table-cell office:value-type="float" office:value="41452" calcext:value-type="float">
            <text:p>414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65164" calcext:value-type="float">
            <text:p>4065164</text:p>
          </table:table-cell>
          <table:table-cell office:value-type="float" office:value="419332" calcext:value-type="float">
            <text:p>419332</text:p>
          </table:table-cell>
          <table:table-cell office:value-type="float" office:value="357504" calcext:value-type="float">
            <text:p>357504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32112" calcext:value-type="float">
            <text:p>4032112</text:p>
          </table:table-cell>
          <table:table-cell office:value-type="float" office:value="418320" calcext:value-type="float">
            <text:p>418320</text:p>
          </table:table-cell>
          <table:table-cell office:value-type="float" office:value="354032" calcext:value-type="float">
            <text:p>35403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15884" calcext:value-type="float">
            <text:p>4015884</text:p>
          </table:table-cell>
          <table:table-cell office:value-type="float" office:value="402312" calcext:value-type="float">
            <text:p>402312</text:p>
          </table:table-cell>
          <table:table-cell office:value-type="float" office:value="356168" calcext:value-type="float">
            <text:p>356168</text:p>
          </table:table-cell>
          <table:table-cell office:value-type="float" office:value="15460" calcext:value-type="float">
            <text:p>15460</text:p>
          </table:table-cell>
          <table:table-cell office:value-type="float" office:value="41452" calcext:value-type="float">
            <text:p>414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42316" calcext:value-type="float">
            <text:p>4042316</text:p>
          </table:table-cell>
          <table:table-cell office:value-type="float" office:value="418208" calcext:value-type="float">
            <text:p>418208</text:p>
          </table:table-cell>
          <table:table-cell office:value-type="float" office:value="357620" calcext:value-type="float">
            <text:p>357620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66608" calcext:value-type="float">
            <text:p>4066608</text:p>
          </table:table-cell>
          <table:table-cell office:value-type="float" office:value="426284" calcext:value-type="float">
            <text:p>426284</text:p>
          </table:table-cell>
          <table:table-cell office:value-type="float" office:value="352128" calcext:value-type="float">
            <text:p>352128</text:p>
          </table:table-cell>
          <table:table-cell office:value-type="float" office:value="15464" calcext:value-type="float">
            <text:p>15464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3984524" calcext:value-type="float">
            <text:p>3984524</text:p>
          </table:table-cell>
          <table:table-cell office:value-type="float" office:value="419788" calcext:value-type="float">
            <text:p>419788</text:p>
          </table:table-cell>
          <table:table-cell office:value-type="float" office:value="347876" calcext:value-type="float">
            <text:p>347876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4" calcext:value-type="float">
            <text:p>416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58768" calcext:value-type="float">
            <text:p>4058768</text:p>
          </table:table-cell>
          <table:table-cell office:value-type="float" office:value="426836" calcext:value-type="float">
            <text:p>426836</text:p>
          </table:table-cell>
          <table:table-cell office:value-type="float" office:value="352812" calcext:value-type="float">
            <text:p>352812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26184" calcext:value-type="float">
            <text:p>4026184</text:p>
          </table:table-cell>
          <table:table-cell office:value-type="float" office:value="403760" calcext:value-type="float">
            <text:p>403760</text:p>
          </table:table-cell>
          <table:table-cell office:value-type="float" office:value="350340" calcext:value-type="float">
            <text:p>35034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62128" calcext:value-type="float">
            <text:p>4062128</text:p>
          </table:table-cell>
          <table:table-cell office:value-type="float" office:value="420908" calcext:value-type="float">
            <text:p>420908</text:p>
          </table:table-cell>
          <table:table-cell office:value-type="float" office:value="356844" calcext:value-type="float">
            <text:p>356844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09720" calcext:value-type="float">
            <text:p>4009720</text:p>
          </table:table-cell>
          <table:table-cell office:value-type="float" office:value="416868" calcext:value-type="float">
            <text:p>416868</text:p>
          </table:table-cell>
          <table:table-cell office:value-type="float" office:value="350676" calcext:value-type="float">
            <text:p>350676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0" calcext:value-type="float">
            <text:p>4156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4512" calcext:value-type="float">
            <text:p>4054512</text:p>
          </table:table-cell>
          <table:table-cell office:value-type="float" office:value="430648" calcext:value-type="float">
            <text:p>430648</text:p>
          </table:table-cell>
          <table:table-cell office:value-type="float" office:value="353584" calcext:value-type="float">
            <text:p>353584</text:p>
          </table:table-cell>
          <table:table-cell office:value-type="float" office:value="15464" calcext:value-type="float">
            <text:p>15464</text:p>
          </table:table-cell>
          <table:table-cell office:value-type="float" office:value="41668" calcext:value-type="float">
            <text:p>4166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5632" calcext:value-type="float">
            <text:p>4055632</text:p>
          </table:table-cell>
          <table:table-cell office:value-type="float" office:value="433332" calcext:value-type="float">
            <text:p>433332</text:p>
          </table:table-cell>
          <table:table-cell office:value-type="float" office:value="354044" calcext:value-type="float">
            <text:p>354044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9928" calcext:value-type="float">
            <text:p>4049928</text:p>
          </table:table-cell>
          <table:table-cell office:value-type="float" office:value="415520" calcext:value-type="float">
            <text:p>415520</text:p>
          </table:table-cell>
          <table:table-cell office:value-type="float" office:value="352912" calcext:value-type="float">
            <text:p>352912</text:p>
          </table:table-cell>
          <table:table-cell office:value-type="float" office:value="15568" calcext:value-type="float">
            <text:p>155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07932" calcext:value-type="float">
            <text:p>4007932</text:p>
          </table:table-cell>
          <table:table-cell office:value-type="float" office:value="431212" calcext:value-type="float">
            <text:p>431212</text:p>
          </table:table-cell>
          <table:table-cell office:value-type="float" office:value="355052" calcext:value-type="float">
            <text:p>35505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0" calcext:value-type="float">
            <text:p>41560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03440" calcext:value-type="float">
            <text:p>4003440</text:p>
          </table:table-cell>
          <table:table-cell office:value-type="float" office:value="434684" calcext:value-type="float">
            <text:p>434684</text:p>
          </table:table-cell>
          <table:table-cell office:value-type="float" office:value="354256" calcext:value-type="float">
            <text:p>354256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55856" calcext:value-type="float">
            <text:p>4055856</text:p>
          </table:table-cell>
          <table:table-cell office:value-type="float" office:value="390780" calcext:value-type="float">
            <text:p>390780</text:p>
          </table:table-cell>
          <table:table-cell office:value-type="float" office:value="354712" calcext:value-type="float">
            <text:p>354712</text:p>
          </table:table-cell>
          <table:table-cell office:value-type="float" office:value="15348" calcext:value-type="float">
            <text:p>15348</text:p>
          </table:table-cell>
          <table:table-cell office:value-type="float" office:value="41444" calcext:value-type="float">
            <text:p>4144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60900" calcext:value-type="float">
            <text:p>4060900</text:p>
          </table:table-cell>
          <table:table-cell office:value-type="float" office:value="414960" calcext:value-type="float">
            <text:p>414960</text:p>
          </table:table-cell>
          <table:table-cell office:value-type="float" office:value="354940" calcext:value-type="float">
            <text:p>354940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9964" calcext:value-type="float">
            <text:p>4039964</text:p>
          </table:table-cell>
          <table:table-cell office:value-type="float" office:value="435460" calcext:value-type="float">
            <text:p>435460</text:p>
          </table:table-cell>
          <table:table-cell office:value-type="float" office:value="353360" calcext:value-type="float">
            <text:p>353360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3994032" calcext:value-type="float">
            <text:p>3994032</text:p>
          </table:table-cell>
          <table:table-cell office:value-type="float" office:value="414628" calcext:value-type="float">
            <text:p>414628</text:p>
          </table:table-cell>
          <table:table-cell office:value-type="float" office:value="353696" calcext:value-type="float">
            <text:p>353696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63472" calcext:value-type="float">
            <text:p>4063472</text:p>
          </table:table-cell>
          <table:table-cell office:value-type="float" office:value="430308" calcext:value-type="float">
            <text:p>430308</text:p>
          </table:table-cell>
          <table:table-cell office:value-type="float" office:value="355604" calcext:value-type="float">
            <text:p>355604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6416" calcext:value-type="float">
            <text:p>4056416</text:p>
          </table:table-cell>
          <table:table-cell office:value-type="float" office:value="426732" calcext:value-type="float">
            <text:p>426732</text:p>
          </table:table-cell>
          <table:table-cell office:value-type="float" office:value="351356" calcext:value-type="float">
            <text:p>351356</text:p>
          </table:table-cell>
          <table:table-cell office:value-type="float" office:value="15344" calcext:value-type="float">
            <text:p>15344</text:p>
          </table:table-cell>
          <table:table-cell office:value-type="float" office:value="41780" calcext:value-type="float">
            <text:p>4178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8496" calcext:value-type="float">
            <text:p>4038496</text:p>
          </table:table-cell>
          <table:table-cell office:value-type="float" office:value="418556" calcext:value-type="float">
            <text:p>418556</text:p>
          </table:table-cell>
          <table:table-cell office:value-type="float" office:value="354816" calcext:value-type="float">
            <text:p>354816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4524" calcext:value-type="float">
            <text:p>4054524</text:p>
          </table:table-cell>
          <table:table-cell office:value-type="float" office:value="419224" calcext:value-type="float">
            <text:p>419224</text:p>
          </table:table-cell>
          <table:table-cell office:value-type="float" office:value="353708" calcext:value-type="float">
            <text:p>353708</text:p>
          </table:table-cell>
          <table:table-cell office:value-type="float" office:value="15692" calcext:value-type="float">
            <text:p>15692</text:p>
          </table:table-cell>
          <table:table-cell office:value-type="float" office:value="41664" calcext:value-type="float">
            <text:p>416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12624" calcext:value-type="float">
            <text:p>4012624</text:p>
          </table:table-cell>
          <table:table-cell office:value-type="float" office:value="423696" calcext:value-type="float">
            <text:p>423696</text:p>
          </table:table-cell>
          <table:table-cell office:value-type="float" office:value="353248" calcext:value-type="float">
            <text:p>353248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4016" calcext:value-type="float">
            <text:p>4034016</text:p>
          </table:table-cell>
          <table:table-cell office:value-type="float" office:value="421012" calcext:value-type="float">
            <text:p>421012</text:p>
          </table:table-cell>
          <table:table-cell office:value-type="float" office:value="354940" calcext:value-type="float">
            <text:p>354940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8" calcext:value-type="float">
            <text:p>4166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67512" calcext:value-type="float">
            <text:p>4067512</text:p>
          </table:table-cell>
          <table:table-cell office:value-type="float" office:value="423476" calcext:value-type="float">
            <text:p>423476</text:p>
          </table:table-cell>
          <table:table-cell office:value-type="float" office:value="350572" calcext:value-type="float">
            <text:p>350572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47456" calcext:value-type="float">
            <text:p>4047456</text:p>
          </table:table-cell>
          <table:table-cell office:value-type="float" office:value="427508" calcext:value-type="float">
            <text:p>427508</text:p>
          </table:table-cell>
          <table:table-cell office:value-type="float" office:value="351568" calcext:value-type="float">
            <text:p>351568</text:p>
          </table:table-cell>
          <table:table-cell office:value-type="float" office:value="15456" calcext:value-type="float">
            <text:p>15456</text:p>
          </table:table-cell>
          <table:table-cell office:value-type="float" office:value="41676" calcext:value-type="float">
            <text:p>4167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73676" calcext:value-type="float">
            <text:p>4073676</text:p>
          </table:table-cell>
          <table:table-cell office:value-type="float" office:value="410040" calcext:value-type="float">
            <text:p>410040</text:p>
          </table:table-cell>
          <table:table-cell office:value-type="float" office:value="352576" calcext:value-type="float">
            <text:p>352576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17436" calcext:value-type="float">
            <text:p>4017436</text:p>
          </table:table-cell>
          <table:table-cell office:value-type="float" office:value="428972" calcext:value-type="float">
            <text:p>428972</text:p>
          </table:table-cell>
          <table:table-cell office:value-type="float" office:value="357512" calcext:value-type="float">
            <text:p>357512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9840" calcext:value-type="float">
            <text:p>4039840</text:p>
          </table:table-cell>
          <table:table-cell office:value-type="float" office:value="406336" calcext:value-type="float">
            <text:p>406336</text:p>
          </table:table-cell>
          <table:table-cell office:value-type="float" office:value="355836" calcext:value-type="float">
            <text:p>355836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5484" calcext:value-type="float">
            <text:p>4035484</text:p>
          </table:table-cell>
          <table:table-cell office:value-type="float" office:value="401072" calcext:value-type="float">
            <text:p>401072</text:p>
          </table:table-cell>
          <table:table-cell office:value-type="float" office:value="354376" calcext:value-type="float">
            <text:p>354376</text:p>
          </table:table-cell>
          <table:table-cell office:value-type="float" office:value="15580" calcext:value-type="float">
            <text:p>15580</text:p>
          </table:table-cell>
          <table:table-cell office:value-type="float" office:value="41672" calcext:value-type="float">
            <text:p>4167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76360" calcext:value-type="float">
            <text:p>4076360</text:p>
          </table:table-cell>
          <table:table-cell office:value-type="float" office:value="421800" calcext:value-type="float">
            <text:p>421800</text:p>
          </table:table-cell>
          <table:table-cell office:value-type="float" office:value="352140" calcext:value-type="float">
            <text:p>352140</text:p>
          </table:table-cell>
          <table:table-cell office:value-type="float" office:value="15580" calcext:value-type="float">
            <text:p>15580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117232" calcext:value-type="float">
            <text:p>4117232</text:p>
          </table:table-cell>
          <table:table-cell office:value-type="float" office:value="407348" calcext:value-type="float">
            <text:p>407348</text:p>
          </table:table-cell>
          <table:table-cell office:value-type="float" office:value="352128" calcext:value-type="float">
            <text:p>352128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8892" calcext:value-type="float">
            <text:p>4058892</text:p>
          </table:table-cell>
          <table:table-cell office:value-type="float" office:value="421020" calcext:value-type="float">
            <text:p>421020</text:p>
          </table:table-cell>
          <table:table-cell office:value-type="float" office:value="354708" calcext:value-type="float">
            <text:p>354708</text:p>
          </table:table-cell>
          <table:table-cell office:value-type="float" office:value="15348" calcext:value-type="float">
            <text:p>15348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4208" calcext:value-type="float">
            <text:p>4044208</text:p>
          </table:table-cell>
          <table:table-cell office:value-type="float" office:value="423592" calcext:value-type="float">
            <text:p>423592</text:p>
          </table:table-cell>
          <table:table-cell office:value-type="float" office:value="355832" calcext:value-type="float">
            <text:p>355832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2524" calcext:value-type="float">
            <text:p>4042524</text:p>
          </table:table-cell>
          <table:table-cell office:value-type="float" office:value="420684" calcext:value-type="float">
            <text:p>420684</text:p>
          </table:table-cell>
          <table:table-cell office:value-type="float" office:value="354044" calcext:value-type="float">
            <text:p>354044</text:p>
          </table:table-cell>
          <table:table-cell office:value-type="float" office:value="15232" calcext:value-type="float">
            <text:p>15232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17788" calcext:value-type="float">
            <text:p>4017788</text:p>
          </table:table-cell>
          <table:table-cell office:value-type="float" office:value="422356" calcext:value-type="float">
            <text:p>422356</text:p>
          </table:table-cell>
          <table:table-cell office:value-type="float" office:value="353584" calcext:value-type="float">
            <text:p>353584</text:p>
          </table:table-cell>
          <table:table-cell office:value-type="float" office:value="15580" calcext:value-type="float">
            <text:p>15580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82064" calcext:value-type="float">
            <text:p>4082064</text:p>
          </table:table-cell>
          <table:table-cell office:value-type="float" office:value="405104" calcext:value-type="float">
            <text:p>405104</text:p>
          </table:table-cell>
          <table:table-cell office:value-type="float" office:value="351676" calcext:value-type="float">
            <text:p>351676</text:p>
          </table:table-cell>
          <table:table-cell office:value-type="float" office:value="15468" calcext:value-type="float">
            <text:p>15468</text:p>
          </table:table-cell>
          <table:table-cell office:value-type="float" office:value="41672" calcext:value-type="float">
            <text:p>4167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15660" calcext:value-type="float">
            <text:p>4015660</text:p>
          </table:table-cell>
          <table:table-cell office:value-type="float" office:value="418556" calcext:value-type="float">
            <text:p>418556</text:p>
          </table:table-cell>
          <table:table-cell office:value-type="float" office:value="350672" calcext:value-type="float">
            <text:p>350672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2" calcext:value-type="float">
            <text:p>415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20576" calcext:value-type="float">
            <text:p>4020576</text:p>
          </table:table-cell>
          <table:table-cell office:value-type="float" office:value="424480" calcext:value-type="float">
            <text:p>424480</text:p>
          </table:table-cell>
          <table:table-cell office:value-type="float" office:value="351356" calcext:value-type="float">
            <text:p>351356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68736" calcext:value-type="float">
            <text:p>4068736</text:p>
          </table:table-cell>
          <table:table-cell office:value-type="float" office:value="420564" calcext:value-type="float">
            <text:p>420564</text:p>
          </table:table-cell>
          <table:table-cell office:value-type="float" office:value="354380" calcext:value-type="float">
            <text:p>354380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3800" calcext:value-type="float">
            <text:p>4033800</text:p>
          </table:table-cell>
          <table:table-cell office:value-type="float" office:value="380692" calcext:value-type="float">
            <text:p>380692</text:p>
          </table:table-cell>
          <table:table-cell office:value-type="float" office:value="352576" calcext:value-type="float">
            <text:p>352576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4176" calcext:value-type="float">
            <text:p>4054176</text:p>
          </table:table-cell>
          <table:table-cell office:value-type="float" office:value="407804" calcext:value-type="float">
            <text:p>407804</text:p>
          </table:table-cell>
          <table:table-cell office:value-type="float" office:value="353032" calcext:value-type="float">
            <text:p>353032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17664" calcext:value-type="float">
            <text:p>4017664</text:p>
          </table:table-cell>
          <table:table-cell office:value-type="float" office:value="405788" calcext:value-type="float">
            <text:p>405788</text:p>
          </table:table-cell>
          <table:table-cell office:value-type="float" office:value="351680" calcext:value-type="float">
            <text:p>351680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65832" calcext:value-type="float">
            <text:p>4065832</text:p>
          </table:table-cell>
          <table:table-cell office:value-type="float" office:value="372300" calcext:value-type="float">
            <text:p>372300</text:p>
          </table:table-cell>
          <table:table-cell office:value-type="float" office:value="351456" calcext:value-type="float">
            <text:p>351456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10504" calcext:value-type="float">
            <text:p>4010504</text:p>
          </table:table-cell>
          <table:table-cell office:value-type="float" office:value="410928" calcext:value-type="float">
            <text:p>410928</text:p>
          </table:table-cell>
          <table:table-cell office:value-type="float" office:value="354716" calcext:value-type="float">
            <text:p>354716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1224" calcext:value-type="float">
            <text:p>4031224</text:p>
          </table:table-cell>
          <table:table-cell office:value-type="float" office:value="410148" calcext:value-type="float">
            <text:p>410148</text:p>
          </table:table-cell>
          <table:table-cell office:value-type="float" office:value="354044" calcext:value-type="float">
            <text:p>354044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6088" calcext:value-type="float">
            <text:p>4056088</text:p>
          </table:table-cell>
          <table:table-cell office:value-type="float" office:value="412724" calcext:value-type="float">
            <text:p>412724</text:p>
          </table:table-cell>
          <table:table-cell office:value-type="float" office:value="351012" calcext:value-type="float">
            <text:p>351012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4" calcext:value-type="float">
            <text:p>416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28528" calcext:value-type="float">
            <text:p>4028528</text:p>
          </table:table-cell>
          <table:table-cell office:value-type="float" office:value="469516" calcext:value-type="float">
            <text:p>469516</text:p>
          </table:table-cell>
          <table:table-cell office:value-type="float" office:value="352700" calcext:value-type="float">
            <text:p>352700</text:p>
          </table:table-cell>
          <table:table-cell office:value-type="float" office:value="15464" calcext:value-type="float">
            <text:p>15464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1164" calcext:value-type="float">
            <text:p>4051164</text:p>
          </table:table-cell>
          <table:table-cell office:value-type="float" office:value="438040" calcext:value-type="float">
            <text:p>438040</text:p>
          </table:table-cell>
          <table:table-cell office:value-type="float" office:value="351120" calcext:value-type="float">
            <text:p>351120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18456" calcext:value-type="float">
            <text:p>4018456</text:p>
          </table:table-cell>
          <table:table-cell office:value-type="float" office:value="432320" calcext:value-type="float">
            <text:p>432320</text:p>
          </table:table-cell>
          <table:table-cell office:value-type="float" office:value="353708" calcext:value-type="float">
            <text:p>353708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62252" calcext:value-type="float">
            <text:p>4062252</text:p>
          </table:table-cell>
          <table:table-cell office:value-type="float" office:value="362884" calcext:value-type="float">
            <text:p>362884</text:p>
          </table:table-cell>
          <table:table-cell office:value-type="float" office:value="352700" calcext:value-type="float">
            <text:p>352700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4" calcext:value-type="float">
            <text:p>4166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87000" calcext:value-type="float">
            <text:p>4087000</text:p>
          </table:table-cell>
          <table:table-cell office:value-type="float" office:value="396256" calcext:value-type="float">
            <text:p>396256</text:p>
          </table:table-cell>
          <table:table-cell office:value-type="float" office:value="347088" calcext:value-type="float">
            <text:p>347088</text:p>
          </table:table-cell>
          <table:table-cell office:value-type="float" office:value="15348" calcext:value-type="float">
            <text:p>15348</text:p>
          </table:table-cell>
          <table:table-cell office:value-type="float" office:value="41452" calcext:value-type="float">
            <text:p>414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5296" calcext:value-type="float">
            <text:p>4055296</text:p>
          </table:table-cell>
          <table:table-cell office:value-type="float" office:value="349440" calcext:value-type="float">
            <text:p>349440</text:p>
          </table:table-cell>
          <table:table-cell office:value-type="float" office:value="353148" calcext:value-type="float">
            <text:p>353148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5184" calcext:value-type="float">
            <text:p>4055184</text:p>
          </table:table-cell>
          <table:table-cell office:value-type="float" office:value="410592" calcext:value-type="float">
            <text:p>410592</text:p>
          </table:table-cell>
          <table:table-cell office:value-type="float" office:value="352688" calcext:value-type="float">
            <text:p>352688</text:p>
          </table:table-cell>
          <table:table-cell office:value-type="float" office:value="15468" calcext:value-type="float">
            <text:p>15468</text:p>
          </table:table-cell>
          <table:table-cell office:value-type="float" office:value="41676" calcext:value-type="float">
            <text:p>4167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65500" calcext:value-type="float">
            <text:p>4065500</text:p>
          </table:table-cell>
          <table:table-cell office:value-type="float" office:value="403760" calcext:value-type="float">
            <text:p>403760</text:p>
          </table:table-cell>
          <table:table-cell office:value-type="float" office:value="356172" calcext:value-type="float">
            <text:p>356172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5644" calcext:value-type="float">
            <text:p>4055644</text:p>
          </table:table-cell>
          <table:table-cell office:value-type="float" office:value="408252" calcext:value-type="float">
            <text:p>408252</text:p>
          </table:table-cell>
          <table:table-cell office:value-type="float" office:value="354144" calcext:value-type="float">
            <text:p>354144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28764" calcext:value-type="float">
            <text:p>4028764</text:p>
          </table:table-cell>
          <table:table-cell office:value-type="float" office:value="391676" calcext:value-type="float">
            <text:p>391676</text:p>
          </table:table-cell>
          <table:table-cell office:value-type="float" office:value="355152" calcext:value-type="float">
            <text:p>355152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8" calcext:value-type="float">
            <text:p>4166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60572" calcext:value-type="float">
            <text:p>4060572</text:p>
          </table:table-cell>
          <table:table-cell office:value-type="float" office:value="393464" calcext:value-type="float">
            <text:p>393464</text:p>
          </table:table-cell>
          <table:table-cell office:value-type="float" office:value="355272" calcext:value-type="float">
            <text:p>35527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11168" calcext:value-type="float">
            <text:p>4011168</text:p>
          </table:table-cell>
          <table:table-cell office:value-type="float" office:value="457532" calcext:value-type="float">
            <text:p>457532</text:p>
          </table:table-cell>
          <table:table-cell office:value-type="float" office:value="353484" calcext:value-type="float">
            <text:p>353484</text:p>
          </table:table-cell>
          <table:table-cell office:value-type="float" office:value="15348" calcext:value-type="float">
            <text:p>15348</text:p>
          </table:table-cell>
          <table:table-cell office:value-type="float" office:value="41664" calcext:value-type="float">
            <text:p>416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40972" calcext:value-type="float">
            <text:p>4040972</text:p>
          </table:table-cell>
          <table:table-cell office:value-type="float" office:value="435008" calcext:value-type="float">
            <text:p>435008</text:p>
          </table:table-cell>
          <table:table-cell office:value-type="float" office:value="353136" calcext:value-type="float">
            <text:p>353136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4" calcext:value-type="float">
            <text:p>4144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64256" calcext:value-type="float">
            <text:p>4064256</text:p>
          </table:table-cell>
          <table:table-cell office:value-type="float" office:value="450016" calcext:value-type="float">
            <text:p>450016</text:p>
          </table:table-cell>
          <table:table-cell office:value-type="float" office:value="354704" calcext:value-type="float">
            <text:p>354704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6416" calcext:value-type="float">
            <text:p>4056416</text:p>
          </table:table-cell>
          <table:table-cell office:value-type="float" office:value="420000" calcext:value-type="float">
            <text:p>420000</text:p>
          </table:table-cell>
          <table:table-cell office:value-type="float" office:value="356720" calcext:value-type="float">
            <text:p>356720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5520" calcext:value-type="float">
            <text:p>4055520</text:p>
          </table:table-cell>
          <table:table-cell office:value-type="float" office:value="426612" calcext:value-type="float">
            <text:p>426612</text:p>
          </table:table-cell>
          <table:table-cell office:value-type="float" office:value="352688" calcext:value-type="float">
            <text:p>352688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53280" calcext:value-type="float">
            <text:p>4053280</text:p>
          </table:table-cell>
          <table:table-cell office:value-type="float" office:value="376104" calcext:value-type="float">
            <text:p>376104</text:p>
          </table:table-cell>
          <table:table-cell office:value-type="float" office:value="355612" calcext:value-type="float">
            <text:p>355612</text:p>
          </table:table-cell>
          <table:table-cell office:value-type="float" office:value="15456" calcext:value-type="float">
            <text:p>15456</text:p>
          </table:table-cell>
          <table:table-cell office:value-type="float" office:value="41436" calcext:value-type="float">
            <text:p>4143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57436" calcext:value-type="float">
            <text:p>4057436</text:p>
          </table:table-cell>
          <table:table-cell office:value-type="float" office:value="387196" calcext:value-type="float">
            <text:p>387196</text:p>
          </table:table-cell>
          <table:table-cell office:value-type="float" office:value="352588" calcext:value-type="float">
            <text:p>35258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2608" calcext:value-type="float">
            <text:p>4052608</text:p>
          </table:table-cell>
          <table:table-cell office:value-type="float" office:value="389436" calcext:value-type="float">
            <text:p>389436</text:p>
          </table:table-cell>
          <table:table-cell office:value-type="float" office:value="351356" calcext:value-type="float">
            <text:p>351356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5248" calcext:value-type="float">
            <text:p>4035248</text:p>
          </table:table-cell>
          <table:table-cell office:value-type="float" office:value="419784" calcext:value-type="float">
            <text:p>419784</text:p>
          </table:table-cell>
          <table:table-cell office:value-type="float" office:value="349228" calcext:value-type="float">
            <text:p>349228</text:p>
          </table:table-cell>
          <table:table-cell office:value-type="float" office:value="15352" calcext:value-type="float">
            <text:p>15352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3212" calcext:value-type="float">
            <text:p>4043212</text:p>
          </table:table-cell>
          <table:table-cell office:value-type="float" office:value="435580" calcext:value-type="float">
            <text:p>435580</text:p>
          </table:table-cell>
          <table:table-cell office:value-type="float" office:value="358524" calcext:value-type="float">
            <text:p>358524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7756" calcext:value-type="float">
            <text:p>4057756</text:p>
          </table:table-cell>
          <table:table-cell office:value-type="float" office:value="424828" calcext:value-type="float">
            <text:p>424828</text:p>
          </table:table-cell>
          <table:table-cell office:value-type="float" office:value="354260" calcext:value-type="float">
            <text:p>354260</text:p>
          </table:table-cell>
          <table:table-cell office:value-type="float" office:value="15344" calcext:value-type="float">
            <text:p>15344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11516" calcext:value-type="float">
            <text:p>4011516</text:p>
          </table:table-cell>
          <table:table-cell office:value-type="float" office:value="429748" calcext:value-type="float">
            <text:p>429748</text:p>
          </table:table-cell>
          <table:table-cell office:value-type="float" office:value="348884" calcext:value-type="float">
            <text:p>348884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2" calcext:value-type="float">
            <text:p>415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73000" calcext:value-type="float">
            <text:p>4073000</text:p>
          </table:table-cell>
          <table:table-cell office:value-type="float" office:value="379916" calcext:value-type="float">
            <text:p>379916</text:p>
          </table:table-cell>
          <table:table-cell office:value-type="float" office:value="354600" calcext:value-type="float">
            <text:p>354600</text:p>
          </table:table-cell>
          <table:table-cell office:value-type="float" office:value="15468" calcext:value-type="float">
            <text:p>15468</text:p>
          </table:table-cell>
          <table:table-cell office:value-type="float" office:value="41672" calcext:value-type="float">
            <text:p>4167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13080" calcext:value-type="float">
            <text:p>4013080</text:p>
          </table:table-cell>
          <table:table-cell office:value-type="float" office:value="390668" calcext:value-type="float">
            <text:p>390668</text:p>
          </table:table-cell>
          <table:table-cell office:value-type="float" office:value="356616" calcext:value-type="float">
            <text:p>356616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50828" calcext:value-type="float">
            <text:p>4050828</text:p>
          </table:table-cell>
          <table:table-cell office:value-type="float" office:value="436912" calcext:value-type="float">
            <text:p>436912</text:p>
          </table:table-cell>
          <table:table-cell office:value-type="float" office:value="354492" calcext:value-type="float">
            <text:p>354492</text:p>
          </table:table-cell>
          <table:table-cell office:value-type="float" office:value="15348" calcext:value-type="float">
            <text:p>15348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1532" calcext:value-type="float">
            <text:p>4041532</text:p>
          </table:table-cell>
          <table:table-cell office:value-type="float" office:value="436912" calcext:value-type="float">
            <text:p>436912</text:p>
          </table:table-cell>
          <table:table-cell office:value-type="float" office:value="353036" calcext:value-type="float">
            <text:p>353036</text:p>
          </table:table-cell>
          <table:table-cell office:value-type="float" office:value="15344" calcext:value-type="float">
            <text:p>15344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4180" calcext:value-type="float">
            <text:p>4054180</text:p>
          </table:table-cell>
          <table:table-cell office:value-type="float" office:value="403884" calcext:value-type="float">
            <text:p>403884</text:p>
          </table:table-cell>
          <table:table-cell office:value-type="float" office:value="353696" calcext:value-type="float">
            <text:p>353696</text:p>
          </table:table-cell>
          <table:table-cell office:value-type="float" office:value="15352" calcext:value-type="float">
            <text:p>15352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65824" calcext:value-type="float">
            <text:p>4065824</text:p>
          </table:table-cell>
          <table:table-cell office:value-type="float" office:value="411036" calcext:value-type="float">
            <text:p>411036</text:p>
          </table:table-cell>
          <table:table-cell office:value-type="float" office:value="352584" calcext:value-type="float">
            <text:p>352584</text:p>
          </table:table-cell>
          <table:table-cell office:value-type="float" office:value="15464" calcext:value-type="float">
            <text:p>15464</text:p>
          </table:table-cell>
          <table:table-cell office:value-type="float" office:value="41668" calcext:value-type="float">
            <text:p>4166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32124" calcext:value-type="float">
            <text:p>4032124</text:p>
          </table:table-cell>
          <table:table-cell office:value-type="float" office:value="381136" calcext:value-type="float">
            <text:p>381136</text:p>
          </table:table-cell>
          <table:table-cell office:value-type="float" office:value="357064" calcext:value-type="float">
            <text:p>357064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8728" calcext:value-type="float">
            <text:p>4038728</text:p>
          </table:table-cell>
          <table:table-cell office:value-type="float" office:value="404220" calcext:value-type="float">
            <text:p>404220</text:p>
          </table:table-cell>
          <table:table-cell office:value-type="float" office:value="354480" calcext:value-type="float">
            <text:p>354480</text:p>
          </table:table-cell>
          <table:table-cell office:value-type="float" office:value="15568" calcext:value-type="float">
            <text:p>15568</text:p>
          </table:table-cell>
          <table:table-cell office:value-type="float" office:value="41780" calcext:value-type="float">
            <text:p>4178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3068" calcext:value-type="float">
            <text:p>4053068</text:p>
          </table:table-cell>
          <table:table-cell office:value-type="float" office:value="446992" calcext:value-type="float">
            <text:p>446992</text:p>
          </table:table-cell>
          <table:table-cell office:value-type="float" office:value="353696" calcext:value-type="float">
            <text:p>353696</text:p>
          </table:table-cell>
          <table:table-cell office:value-type="float" office:value="15344" calcext:value-type="float">
            <text:p>15344</text:p>
          </table:table-cell>
          <table:table-cell office:value-type="float" office:value="41676" calcext:value-type="float">
            <text:p>4167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65936" calcext:value-type="float">
            <text:p>4065936</text:p>
          </table:table-cell>
          <table:table-cell office:value-type="float" office:value="398728" calcext:value-type="float">
            <text:p>398728</text:p>
          </table:table-cell>
          <table:table-cell office:value-type="float" office:value="354820" calcext:value-type="float">
            <text:p>354820</text:p>
          </table:table-cell>
          <table:table-cell office:value-type="float" office:value="15456" calcext:value-type="float">
            <text:p>15456</text:p>
          </table:table-cell>
          <table:table-cell office:value-type="float" office:value="41788" calcext:value-type="float">
            <text:p>4178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104028" calcext:value-type="float">
            <text:p>4104028</text:p>
          </table:table-cell>
          <table:table-cell office:value-type="float" office:value="430976" calcext:value-type="float">
            <text:p>430976</text:p>
          </table:table-cell>
          <table:table-cell office:value-type="float" office:value="352248" calcext:value-type="float">
            <text:p>352248</text:p>
          </table:table-cell>
          <table:table-cell office:value-type="float" office:value="15464" calcext:value-type="float">
            <text:p>15464</text:p>
          </table:table-cell>
          <table:table-cell office:value-type="float" office:value="41668" calcext:value-type="float">
            <text:p>4166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5300" calcext:value-type="float">
            <text:p>4055300</text:p>
          </table:table-cell>
          <table:table-cell office:value-type="float" office:value="438156" calcext:value-type="float">
            <text:p>438156</text:p>
          </table:table-cell>
          <table:table-cell office:value-type="float" office:value="353700" calcext:value-type="float">
            <text:p>353700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83404" calcext:value-type="float">
            <text:p>4083404</text:p>
          </table:table-cell>
          <table:table-cell office:value-type="float" office:value="373980" calcext:value-type="float">
            <text:p>373980</text:p>
          </table:table-cell>
          <table:table-cell office:value-type="float" office:value="351132" calcext:value-type="float">
            <text:p>351132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9256" calcext:value-type="float">
            <text:p>4049256</text:p>
          </table:table-cell>
          <table:table-cell office:value-type="float" office:value="407356" calcext:value-type="float">
            <text:p>407356</text:p>
          </table:table-cell>
          <table:table-cell office:value-type="float" office:value="355152" calcext:value-type="float">
            <text:p>355152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36040" calcext:value-type="float">
            <text:p>4036040</text:p>
          </table:table-cell>
          <table:table-cell office:value-type="float" office:value="410592" calcext:value-type="float">
            <text:p>410592</text:p>
          </table:table-cell>
          <table:table-cell office:value-type="float" office:value="353932" calcext:value-type="float">
            <text:p>35393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62588" calcext:value-type="float">
            <text:p>4062588</text:p>
          </table:table-cell>
          <table:table-cell office:value-type="float" office:value="402084" calcext:value-type="float">
            <text:p>402084</text:p>
          </table:table-cell>
          <table:table-cell office:value-type="float" office:value="355380" calcext:value-type="float">
            <text:p>355380</text:p>
          </table:table-cell>
          <table:table-cell office:value-type="float" office:value="15464" calcext:value-type="float">
            <text:p>15464</text:p>
          </table:table-cell>
          <table:table-cell office:value-type="float" office:value="41664" calcext:value-type="float">
            <text:p>416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44324" calcext:value-type="float">
            <text:p>4044324</text:p>
          </table:table-cell>
          <table:table-cell office:value-type="float" office:value="433448" calcext:value-type="float">
            <text:p>433448</text:p>
          </table:table-cell>
          <table:table-cell office:value-type="float" office:value="353248" calcext:value-type="float">
            <text:p>353248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2844" calcext:value-type="float">
            <text:p>4052844</text:p>
          </table:table-cell>
          <table:table-cell office:value-type="float" office:value="451148" calcext:value-type="float">
            <text:p>451148</text:p>
          </table:table-cell>
          <table:table-cell office:value-type="float" office:value="351452" calcext:value-type="float">
            <text:p>351452</text:p>
          </table:table-cell>
          <table:table-cell office:value-type="float" office:value="15464" calcext:value-type="float">
            <text:p>15464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9676" calcext:value-type="float">
            <text:p>4059676</text:p>
          </table:table-cell>
          <table:table-cell office:value-type="float" office:value="422236" calcext:value-type="float">
            <text:p>422236</text:p>
          </table:table-cell>
          <table:table-cell office:value-type="float" office:value="357292" calcext:value-type="float">
            <text:p>357292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73224" calcext:value-type="float">
            <text:p>4073224</text:p>
          </table:table-cell>
          <table:table-cell office:value-type="float" office:value="406456" calcext:value-type="float">
            <text:p>406456</text:p>
          </table:table-cell>
          <table:table-cell office:value-type="float" office:value="350456" calcext:value-type="float">
            <text:p>350456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7772" calcext:value-type="float">
            <text:p>4057772</text:p>
          </table:table-cell>
          <table:table-cell office:value-type="float" office:value="390544" calcext:value-type="float">
            <text:p>390544</text:p>
          </table:table-cell>
          <table:table-cell office:value-type="float" office:value="352808" calcext:value-type="float">
            <text:p>35280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8620" calcext:value-type="float">
            <text:p>4038620</text:p>
          </table:table-cell>
          <table:table-cell office:value-type="float" office:value="403984" calcext:value-type="float">
            <text:p>403984</text:p>
          </table:table-cell>
          <table:table-cell office:value-type="float" office:value="351012" calcext:value-type="float">
            <text:p>351012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0" calcext:value-type="float">
            <text:p>41440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49932" calcext:value-type="float">
            <text:p>4049932</text:p>
          </table:table-cell>
          <table:table-cell office:value-type="float" office:value="413280" calcext:value-type="float">
            <text:p>413280</text:p>
          </table:table-cell>
          <table:table-cell office:value-type="float" office:value="355724" calcext:value-type="float">
            <text:p>355724</text:p>
          </table:table-cell>
          <table:table-cell office:value-type="float" office:value="15580" calcext:value-type="float">
            <text:p>15580</text:p>
          </table:table-cell>
          <table:table-cell office:value-type="float" office:value="41664" calcext:value-type="float">
            <text:p>416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5968" calcext:value-type="float">
            <text:p>4055968</text:p>
          </table:table-cell>
          <table:table-cell office:value-type="float" office:value="417212" calcext:value-type="float">
            <text:p>417212</text:p>
          </table:table-cell>
          <table:table-cell office:value-type="float" office:value="354256" calcext:value-type="float">
            <text:p>354256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60904" calcext:value-type="float">
            <text:p>4060904</text:p>
          </table:table-cell>
          <table:table-cell office:value-type="float" office:value="426160" calcext:value-type="float">
            <text:p>426160</text:p>
          </table:table-cell>
          <table:table-cell office:value-type="float" office:value="352700" calcext:value-type="float">
            <text:p>352700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8" calcext:value-type="float">
            <text:p>4166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4076688" calcext:value-type="float">
            <text:p>4076688</text:p>
          </table:table-cell>
          <table:table-cell office:value-type="float" office:value="424372" calcext:value-type="float">
            <text:p>424372</text:p>
          </table:table-cell>
          <table:table-cell office:value-type="float" office:value="356608" calcext:value-type="float">
            <text:p>356608</text:p>
          </table:table-cell>
          <table:table-cell office:value-type="float" office:value="15348" calcext:value-type="float">
            <text:p>15348</text:p>
          </table:table-cell>
          <table:table-cell office:value-type="float" office:value="41664" calcext:value-type="float">
            <text:p>4166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55304" calcext:value-type="float">
            <text:p>4055304</text:p>
          </table:table-cell>
          <table:table-cell office:value-type="float" office:value="423588" calcext:value-type="float">
            <text:p>423588</text:p>
          </table:table-cell>
          <table:table-cell office:value-type="float" office:value="354592" calcext:value-type="float">
            <text:p>354592</text:p>
          </table:table-cell>
          <table:table-cell office:value-type="float" office:value="15460" calcext:value-type="float">
            <text:p>15460</text:p>
          </table:table-cell>
          <table:table-cell office:value-type="float" office:value="41776" calcext:value-type="float">
            <text:p>4177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48808" calcext:value-type="float">
            <text:p>4048808</text:p>
          </table:table-cell>
          <table:table-cell office:value-type="float" office:value="398392" calcext:value-type="float">
            <text:p>398392</text:p>
          </table:table-cell>
          <table:table-cell office:value-type="float" office:value="346640" calcext:value-type="float">
            <text:p>346640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5644" calcext:value-type="float">
            <text:p>4055644</text:p>
          </table:table-cell>
          <table:table-cell office:value-type="float" office:value="407468" calcext:value-type="float">
            <text:p>407468</text:p>
          </table:table-cell>
          <table:table-cell office:value-type="float" office:value="352128" calcext:value-type="float">
            <text:p>352128</text:p>
          </table:table-cell>
          <table:table-cell office:value-type="float" office:value="15356" calcext:value-type="float">
            <text:p>153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61236" calcext:value-type="float">
            <text:p>4061236</text:p>
          </table:table-cell>
          <table:table-cell office:value-type="float" office:value="389872" calcext:value-type="float">
            <text:p>389872</text:p>
          </table:table-cell>
          <table:table-cell office:value-type="float" office:value="348332" calcext:value-type="float">
            <text:p>348332</text:p>
          </table:table-cell>
          <table:table-cell office:value-type="float" office:value="15464" calcext:value-type="float">
            <text:p>15464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90920" calcext:value-type="float">
            <text:p>4090920</text:p>
          </table:table-cell>
          <table:table-cell office:value-type="float" office:value="434456" calcext:value-type="float">
            <text:p>434456</text:p>
          </table:table-cell>
          <table:table-cell office:value-type="float" office:value="354708" calcext:value-type="float">
            <text:p>354708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82412" calcext:value-type="float">
            <text:p>4082412</text:p>
          </table:table-cell>
          <table:table-cell office:value-type="float" office:value="388864" calcext:value-type="float">
            <text:p>388864</text:p>
          </table:table-cell>
          <table:table-cell office:value-type="float" office:value="354376" calcext:value-type="float">
            <text:p>354376</text:p>
          </table:table-cell>
          <table:table-cell office:value-type="float" office:value="15356" calcext:value-type="float">
            <text:p>153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4584" calcext:value-type="float">
            <text:p>4034584</text:p>
          </table:table-cell>
          <table:table-cell office:value-type="float" office:value="400064" calcext:value-type="float">
            <text:p>400064</text:p>
          </table:table-cell>
          <table:table-cell office:value-type="float" office:value="352924" calcext:value-type="float">
            <text:p>352924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17672" calcext:value-type="float">
            <text:p>4017672</text:p>
          </table:table-cell>
          <table:table-cell office:value-type="float" office:value="418880" calcext:value-type="float">
            <text:p>418880</text:p>
          </table:table-cell>
          <table:table-cell office:value-type="float" office:value="352924" calcext:value-type="float">
            <text:p>352924</text:p>
          </table:table-cell>
          <table:table-cell office:value-type="float" office:value="15576" calcext:value-type="float">
            <text:p>15576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12524" calcext:value-type="float">
            <text:p>4012524</text:p>
          </table:table-cell>
          <table:table-cell office:value-type="float" office:value="413964" calcext:value-type="float">
            <text:p>413964</text:p>
          </table:table-cell>
          <table:table-cell office:value-type="float" office:value="354476" calcext:value-type="float">
            <text:p>354476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62808" calcext:value-type="float">
            <text:p>4062808</text:p>
          </table:table-cell>
          <table:table-cell office:value-type="float" office:value="392460" calcext:value-type="float">
            <text:p>392460</text:p>
          </table:table-cell>
          <table:table-cell office:value-type="float" office:value="352912" calcext:value-type="float">
            <text:p>352912</text:p>
          </table:table-cell>
          <table:table-cell office:value-type="float" office:value="15352" calcext:value-type="float">
            <text:p>15352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8944" calcext:value-type="float">
            <text:p>4038944</text:p>
          </table:table-cell>
          <table:table-cell office:value-type="float" office:value="418432" calcext:value-type="float">
            <text:p>418432</text:p>
          </table:table-cell>
          <table:table-cell office:value-type="float" office:value="352240" calcext:value-type="float">
            <text:p>352240</text:p>
          </table:table-cell>
          <table:table-cell office:value-type="float" office:value="15356" calcext:value-type="float">
            <text:p>15356</text:p>
          </table:table-cell>
          <table:table-cell office:value-type="float" office:value="41676" calcext:value-type="float">
            <text:p>4167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05232" calcext:value-type="float">
            <text:p>4005232</text:p>
          </table:table-cell>
          <table:table-cell office:value-type="float" office:value="410036" calcext:value-type="float">
            <text:p>410036</text:p>
          </table:table-cell>
          <table:table-cell office:value-type="float" office:value="356608" calcext:value-type="float">
            <text:p>356608</text:p>
          </table:table-cell>
          <table:table-cell office:value-type="float" office:value="15356" calcext:value-type="float">
            <text:p>15356</text:p>
          </table:table-cell>
          <table:table-cell office:value-type="float" office:value="41788" calcext:value-type="float">
            <text:p>4178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2384" calcext:value-type="float">
            <text:p>4052384</text:p>
          </table:table-cell>
          <table:table-cell office:value-type="float" office:value="407804" calcext:value-type="float">
            <text:p>407804</text:p>
          </table:table-cell>
          <table:table-cell office:value-type="float" office:value="352688" calcext:value-type="float">
            <text:p>352688</text:p>
          </table:table-cell>
          <table:table-cell office:value-type="float" office:value="15568" calcext:value-type="float">
            <text:p>15568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1296" calcext:value-type="float">
            <text:p>4041296</text:p>
          </table:table-cell>
          <table:table-cell office:value-type="float" office:value="408364" calcext:value-type="float">
            <text:p>408364</text:p>
          </table:table-cell>
          <table:table-cell office:value-type="float" office:value="352692" calcext:value-type="float">
            <text:p>352692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8" calcext:value-type="float">
            <text:p>41668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75904" calcext:value-type="float">
            <text:p>4075904</text:p>
          </table:table-cell>
          <table:table-cell office:value-type="float" office:value="404656" calcext:value-type="float">
            <text:p>404656</text:p>
          </table:table-cell>
          <table:table-cell office:value-type="float" office:value="352700" calcext:value-type="float">
            <text:p>352700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6528" calcext:value-type="float">
            <text:p>4056528</text:p>
          </table:table-cell>
          <table:table-cell office:value-type="float" office:value="404668" calcext:value-type="float">
            <text:p>404668</text:p>
          </table:table-cell>
          <table:table-cell office:value-type="float" office:value="353024" calcext:value-type="float">
            <text:p>353024</text:p>
          </table:table-cell>
          <table:table-cell office:value-type="float" office:value="15456" calcext:value-type="float">
            <text:p>15456</text:p>
          </table:table-cell>
          <table:table-cell office:value-type="float" office:value="41676" calcext:value-type="float">
            <text:p>4167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06692" calcext:value-type="float">
            <text:p>4006692</text:p>
          </table:table-cell>
          <table:table-cell office:value-type="float" office:value="400960" calcext:value-type="float">
            <text:p>400960</text:p>
          </table:table-cell>
          <table:table-cell office:value-type="float" office:value="355376" calcext:value-type="float">
            <text:p>355376</text:p>
          </table:table-cell>
          <table:table-cell office:value-type="float" office:value="15684" calcext:value-type="float">
            <text:p>15684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77584" calcext:value-type="float">
            <text:p>4077584</text:p>
          </table:table-cell>
          <table:table-cell office:value-type="float" office:value="424268" calcext:value-type="float">
            <text:p>424268</text:p>
          </table:table-cell>
          <table:table-cell office:value-type="float" office:value="350224" calcext:value-type="float">
            <text:p>350224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66728" calcext:value-type="float">
            <text:p>4066728</text:p>
          </table:table-cell>
          <table:table-cell office:value-type="float" office:value="426616" calcext:value-type="float">
            <text:p>426616</text:p>
          </table:table-cell>
          <table:table-cell office:value-type="float" office:value="353920" calcext:value-type="float">
            <text:p>353920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5340" calcext:value-type="float">
            <text:p>4045340</text:p>
          </table:table-cell>
          <table:table-cell office:value-type="float" office:value="439600" calcext:value-type="float">
            <text:p>439600</text:p>
          </table:table-cell>
          <table:table-cell office:value-type="float" office:value="351240" calcext:value-type="float">
            <text:p>35124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4" calcext:value-type="float">
            <text:p>4156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54288" calcext:value-type="float">
            <text:p>4054288</text:p>
          </table:table-cell>
          <table:table-cell office:value-type="float" office:value="419552" calcext:value-type="float">
            <text:p>419552</text:p>
          </table:table-cell>
          <table:table-cell office:value-type="float" office:value="345968" calcext:value-type="float">
            <text:p>345968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4848" calcext:value-type="float">
            <text:p>4054848</text:p>
          </table:table-cell>
          <table:table-cell office:value-type="float" office:value="387084" calcext:value-type="float">
            <text:p>387084</text:p>
          </table:table-cell>
          <table:table-cell office:value-type="float" office:value="349664" calcext:value-type="float">
            <text:p>349664</text:p>
          </table:table-cell>
          <table:table-cell office:value-type="float" office:value="15356" calcext:value-type="float">
            <text:p>153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66616" calcext:value-type="float">
            <text:p>4066616</text:p>
          </table:table-cell>
          <table:table-cell office:value-type="float" office:value="411932" calcext:value-type="float">
            <text:p>411932</text:p>
          </table:table-cell>
          <table:table-cell office:value-type="float" office:value="354032" calcext:value-type="float">
            <text:p>35403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6536" calcext:value-type="float">
            <text:p>4056536</text:p>
          </table:table-cell>
          <table:table-cell office:value-type="float" office:value="429308" calcext:value-type="float">
            <text:p>429308</text:p>
          </table:table-cell>
          <table:table-cell office:value-type="float" office:value="351128" calcext:value-type="float">
            <text:p>351128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21148" calcext:value-type="float">
            <text:p>4021148</text:p>
          </table:table-cell>
          <table:table-cell office:value-type="float" office:value="457308" calcext:value-type="float">
            <text:p>457308</text:p>
          </table:table-cell>
          <table:table-cell office:value-type="float" office:value="352360" calcext:value-type="float">
            <text:p>35236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6972" calcext:value-type="float">
            <text:p>4056972</text:p>
          </table:table-cell>
          <table:table-cell office:value-type="float" office:value="451596" calcext:value-type="float">
            <text:p>451596</text:p>
          </table:table-cell>
          <table:table-cell office:value-type="float" office:value="354708" calcext:value-type="float">
            <text:p>35470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0" calcext:value-type="float">
            <text:p>4156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34584" calcext:value-type="float">
            <text:p>4034584</text:p>
          </table:table-cell>
          <table:table-cell office:value-type="float" office:value="424044" calcext:value-type="float">
            <text:p>424044</text:p>
          </table:table-cell>
          <table:table-cell office:value-type="float" office:value="353708" calcext:value-type="float">
            <text:p>353708</text:p>
          </table:table-cell>
          <table:table-cell office:value-type="float" office:value="15356" calcext:value-type="float">
            <text:p>15356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6908" calcext:value-type="float">
            <text:p>4046908</text:p>
          </table:table-cell>
          <table:table-cell office:value-type="float" office:value="418556" calcext:value-type="float">
            <text:p>418556</text:p>
          </table:table-cell>
          <table:table-cell office:value-type="float" office:value="353144" calcext:value-type="float">
            <text:p>353144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2728" calcext:value-type="float">
            <text:p>4052728</text:p>
          </table:table-cell>
          <table:table-cell office:value-type="float" office:value="422016" calcext:value-type="float">
            <text:p>422016</text:p>
          </table:table-cell>
          <table:table-cell office:value-type="float" office:value="353804" calcext:value-type="float">
            <text:p>353804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0" calcext:value-type="float">
            <text:p>4144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4020696" calcext:value-type="float">
            <text:p>4020696</text:p>
          </table:table-cell>
          <table:table-cell office:value-type="float" office:value="426384" calcext:value-type="float">
            <text:p>426384</text:p>
          </table:table-cell>
          <table:table-cell office:value-type="float" office:value="352476" calcext:value-type="float">
            <text:p>352476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1820" calcext:value-type="float">
            <text:p>4051820</text:p>
          </table:table-cell>
          <table:table-cell office:value-type="float" office:value="396380" calcext:value-type="float">
            <text:p>396380</text:p>
          </table:table-cell>
          <table:table-cell office:value-type="float" office:value="353708" calcext:value-type="float">
            <text:p>353708</text:p>
          </table:table-cell>
          <table:table-cell office:value-type="float" office:value="15456" calcext:value-type="float">
            <text:p>15456</text:p>
          </table:table-cell>
          <table:table-cell office:value-type="float" office:value="41452" calcext:value-type="float">
            <text:p>414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65272" calcext:value-type="float">
            <text:p>4065272</text:p>
          </table:table-cell>
          <table:table-cell office:value-type="float" office:value="426832" calcext:value-type="float">
            <text:p>426832</text:p>
          </table:table-cell>
          <table:table-cell office:value-type="float" office:value="353248" calcext:value-type="float">
            <text:p>353248</text:p>
          </table:table-cell>
          <table:table-cell office:value-type="float" office:value="15348" calcext:value-type="float">
            <text:p>15348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51936" calcext:value-type="float">
            <text:p>4051936</text:p>
          </table:table-cell>
          <table:table-cell office:value-type="float" office:value="423928" calcext:value-type="float">
            <text:p>423928</text:p>
          </table:table-cell>
          <table:table-cell office:value-type="float" office:value="353036" calcext:value-type="float">
            <text:p>353036</text:p>
          </table:table-cell>
          <table:table-cell office:value-type="float" office:value="15464" calcext:value-type="float">
            <text:p>15464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5000" calcext:value-type="float">
            <text:p>4045000</text:p>
          </table:table-cell>
          <table:table-cell office:value-type="float" office:value="429868" calcext:value-type="float">
            <text:p>429868</text:p>
          </table:table-cell>
          <table:table-cell office:value-type="float" office:value="351580" calcext:value-type="float">
            <text:p>35158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70988" calcext:value-type="float">
            <text:p>4070988</text:p>
          </table:table-cell>
          <table:table-cell office:value-type="float" office:value="428512" calcext:value-type="float">
            <text:p>428512</text:p>
          </table:table-cell>
          <table:table-cell office:value-type="float" office:value="352700" calcext:value-type="float">
            <text:p>352700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4" calcext:value-type="float">
            <text:p>4144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83420" calcext:value-type="float">
            <text:p>4083420</text:p>
          </table:table-cell>
          <table:table-cell office:value-type="float" office:value="428636" calcext:value-type="float">
            <text:p>428636</text:p>
          </table:table-cell>
          <table:table-cell office:value-type="float" office:value="355948" calcext:value-type="float">
            <text:p>355948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8108" calcext:value-type="float">
            <text:p>4058108</text:p>
          </table:table-cell>
          <table:table-cell office:value-type="float" office:value="437820" calcext:value-type="float">
            <text:p>437820</text:p>
          </table:table-cell>
          <table:table-cell office:value-type="float" office:value="353696" calcext:value-type="float">
            <text:p>353696</text:p>
          </table:table-cell>
          <table:table-cell office:value-type="float" office:value="15460" calcext:value-type="float">
            <text:p>15460</text:p>
          </table:table-cell>
          <table:table-cell office:value-type="float" office:value="41776" calcext:value-type="float">
            <text:p>41776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4032796" calcext:value-type="float">
            <text:p>4032796</text:p>
          </table:table-cell>
          <table:table-cell/>
          <table:table-cell office:value-type="float" office:value="353248" calcext:value-type="float">
            <text:p>353248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5776" calcext:value-type="float">
            <text:p>4045776</text:p>
          </table:table-cell>
          <table:table-cell/>
          <table:table-cell office:value-type="float" office:value="353248" calcext:value-type="float">
            <text:p>353248</text:p>
          </table:table-cell>
          <table:table-cell office:value-type="float" office:value="15464" calcext:value-type="float">
            <text:p>15464</text:p>
          </table:table-cell>
          <table:table-cell office:value-type="float" office:value="41664" calcext:value-type="float">
            <text:p>416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52616" calcext:value-type="float">
            <text:p>4052616</text:p>
          </table:table-cell>
          <table:table-cell/>
          <table:table-cell office:value-type="float" office:value="351580" calcext:value-type="float">
            <text:p>351580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3232" calcext:value-type="float">
            <text:p>4033232</text:p>
          </table:table-cell>
          <table:table-cell/>
          <table:table-cell office:value-type="float" office:value="352240" calcext:value-type="float">
            <text:p>352240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60000" calcext:value-type="float">
            <text:p>4060000</text:p>
          </table:table-cell>
          <table:table-cell/>
          <table:table-cell office:value-type="float" office:value="353820" calcext:value-type="float">
            <text:p>35382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1516" calcext:value-type="float">
            <text:p>4041516</text:p>
          </table:table-cell>
          <table:table-cell/>
          <table:table-cell office:value-type="float" office:value="355492" calcext:value-type="float">
            <text:p>35549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4" calcext:value-type="float">
            <text:p>415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71872" calcext:value-type="float">
            <text:p>4071872</text:p>
          </table:table-cell>
          <table:table-cell/>
          <table:table-cell office:value-type="float" office:value="351580" calcext:value-type="float">
            <text:p>351580</text:p>
          </table:table-cell>
          <table:table-cell office:value-type="float" office:value="15352" calcext:value-type="float">
            <text:p>15352</text:p>
          </table:table-cell>
          <table:table-cell office:value-type="float" office:value="41664" calcext:value-type="float">
            <text:p>416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036936" calcext:value-type="float">
            <text:p>4036936</text:p>
          </table:table-cell>
          <table:table-cell/>
          <table:table-cell office:value-type="float" office:value="354264" calcext:value-type="float">
            <text:p>354264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42872" calcext:value-type="float">
            <text:p>4042872</text:p>
          </table:table-cell>
          <table:table-cell/>
          <table:table-cell office:value-type="float" office:value="355264" calcext:value-type="float">
            <text:p>355264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8" calcext:value-type="float">
            <text:p>4166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036816" calcext:value-type="float">
            <text:p>4036816</text:p>
          </table:table-cell>
          <table:table-cell/>
          <table:table-cell office:value-type="float" office:value="351688" calcext:value-type="float">
            <text:p>35168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054960" calcext:value-type="float">
            <text:p>4054960</text:p>
          </table:table-cell>
          <table:table-cell/>
          <table:table-cell office:value-type="float" office:value="354256" calcext:value-type="float">
            <text:p>354256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31000" calcext:value-type="float">
            <text:p>4031000</text:p>
          </table:table-cell>
          <table:table-cell/>
          <table:table-cell office:value-type="float" office:value="350908" calcext:value-type="float">
            <text:p>350908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024496" calcext:value-type="float">
            <text:p>4024496</text:p>
          </table:table-cell>
          <table:table-cell/>
          <table:table-cell office:value-type="float" office:value="351232" calcext:value-type="float">
            <text:p>351232</text:p>
          </table:table-cell>
          <table:table-cell office:value-type="float" office:value="15456" calcext:value-type="float">
            <text:p>15456</text:p>
          </table:table-cell>
          <table:table-cell office:value-type="float" office:value="41676" calcext:value-type="float">
            <text:p>4167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588" calcext:value-type="float">
            <text:p>352588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244" calcext:value-type="float">
            <text:p>352244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692" calcext:value-type="float">
            <text:p>352692</text:p>
          </table:table-cell>
          <table:table-cell office:value-type="float" office:value="15344" calcext:value-type="float">
            <text:p>15344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012" calcext:value-type="float">
            <text:p>351012</text:p>
          </table:table-cell>
          <table:table-cell office:value-type="float" office:value="15356" calcext:value-type="float">
            <text:p>15356</text:p>
          </table:table-cell>
          <table:table-cell office:value-type="float" office:value="41452" calcext:value-type="float">
            <text:p>414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268" calcext:value-type="float">
            <text:p>354268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4" calcext:value-type="float">
            <text:p>4144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784" calcext:value-type="float">
            <text:p>350784</text:p>
          </table:table-cell>
          <table:table-cell office:value-type="float" office:value="15348" calcext:value-type="float">
            <text:p>15348</text:p>
          </table:table-cell>
          <table:table-cell office:value-type="float" office:value="41440" calcext:value-type="float">
            <text:p>4144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940" calcext:value-type="float">
            <text:p>35494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576" calcext:value-type="float">
            <text:p>352576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712" calcext:value-type="float">
            <text:p>355712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696" calcext:value-type="float">
            <text:p>352696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716" calcext:value-type="float">
            <text:p>354716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584" calcext:value-type="float">
            <text:p>353584</text:p>
          </table:table-cell>
          <table:table-cell office:value-type="float" office:value="15460" calcext:value-type="float">
            <text:p>15460</text:p>
          </table:table-cell>
          <table:table-cell office:value-type="float" office:value="41452" calcext:value-type="float">
            <text:p>414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0908" calcext:value-type="float">
            <text:p>350908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160" calcext:value-type="float">
            <text:p>355160</text:p>
          </table:table-cell>
          <table:table-cell office:value-type="float" office:value="15344" calcext:value-type="float">
            <text:p>15344</text:p>
          </table:table-cell>
          <table:table-cell office:value-type="float" office:value="41788" calcext:value-type="float">
            <text:p>4178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6384" calcext:value-type="float">
            <text:p>356384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816" calcext:value-type="float">
            <text:p>354816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6" calcext:value-type="float">
            <text:p>4155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0448" calcext:value-type="float">
            <text:p>35044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716" calcext:value-type="float">
            <text:p>354716</text:p>
          </table:table-cell>
          <table:table-cell office:value-type="float" office:value="15348" calcext:value-type="float">
            <text:p>15348</text:p>
          </table:table-cell>
          <table:table-cell office:value-type="float" office:value="41564" calcext:value-type="float">
            <text:p>415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596" calcext:value-type="float">
            <text:p>353596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1468" calcext:value-type="float">
            <text:p>35146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9564" calcext:value-type="float">
            <text:p>349564</text:p>
          </table:table-cell>
          <table:table-cell office:value-type="float" office:value="15356" calcext:value-type="float">
            <text:p>153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708" calcext:value-type="float">
            <text:p>353708</text:p>
          </table:table-cell>
          <table:table-cell office:value-type="float" office:value="15452" calcext:value-type="float">
            <text:p>15452</text:p>
          </table:table-cell>
          <table:table-cell office:value-type="float" office:value="41664" calcext:value-type="float">
            <text:p>4166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372" calcext:value-type="float">
            <text:p>354372</text:p>
          </table:table-cell>
          <table:table-cell office:value-type="float" office:value="15348" calcext:value-type="float">
            <text:p>15348</text:p>
          </table:table-cell>
          <table:table-cell office:value-type="float" office:value="41668" calcext:value-type="float">
            <text:p>4166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6284" calcext:value-type="float">
            <text:p>356284</text:p>
          </table:table-cell>
          <table:table-cell office:value-type="float" office:value="15344" calcext:value-type="float">
            <text:p>15344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036" calcext:value-type="float">
            <text:p>353036</text:p>
          </table:table-cell>
          <table:table-cell office:value-type="float" office:value="15464" calcext:value-type="float">
            <text:p>15464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912" calcext:value-type="float">
            <text:p>352912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700" calcext:value-type="float">
            <text:p>352700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464" calcext:value-type="float">
            <text:p>352464</text:p>
          </table:table-cell>
          <table:table-cell office:value-type="float" office:value="15236" calcext:value-type="float">
            <text:p>15236</text:p>
          </table:table-cell>
          <table:table-cell office:value-type="float" office:value="41332" calcext:value-type="float">
            <text:p>4133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488" calcext:value-type="float">
            <text:p>35548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940" calcext:value-type="float">
            <text:p>354940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8064" calcext:value-type="float">
            <text:p>358064</text:p>
          </table:table-cell>
          <table:table-cell office:value-type="float" office:value="15464" calcext:value-type="float">
            <text:p>15464</text:p>
          </table:table-cell>
          <table:table-cell office:value-type="float" office:value="41444" calcext:value-type="float">
            <text:p>4144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120" calcext:value-type="float">
            <text:p>350120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912" calcext:value-type="float">
            <text:p>352912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800" calcext:value-type="float">
            <text:p>35280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932" calcext:value-type="float">
            <text:p>35493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4" calcext:value-type="float">
            <text:p>415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6060" calcext:value-type="float">
            <text:p>356060</text:p>
          </table:table-cell>
          <table:table-cell office:value-type="float" office:value="15456" calcext:value-type="float">
            <text:p>15456</text:p>
          </table:table-cell>
          <table:table-cell office:value-type="float" office:value="41332" calcext:value-type="float">
            <text:p>4133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120" calcext:value-type="float">
            <text:p>351120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7516" calcext:value-type="float">
            <text:p>357516</text:p>
          </table:table-cell>
          <table:table-cell office:value-type="float" office:value="15468" calcext:value-type="float">
            <text:p>15468</text:p>
          </table:table-cell>
          <table:table-cell office:value-type="float" office:value="41332" calcext:value-type="float">
            <text:p>4133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144" calcext:value-type="float">
            <text:p>353144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5152" calcext:value-type="float">
            <text:p>355152</text:p>
          </table:table-cell>
          <table:table-cell office:value-type="float" office:value="15460" calcext:value-type="float">
            <text:p>15460</text:p>
          </table:table-cell>
          <table:table-cell office:value-type="float" office:value="41900" calcext:value-type="float">
            <text:p>4190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6048" calcext:value-type="float">
            <text:p>356048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688" calcext:value-type="float">
            <text:p>351688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820" calcext:value-type="float">
            <text:p>353820</text:p>
          </table:table-cell>
          <table:table-cell office:value-type="float" office:value="15460" calcext:value-type="float">
            <text:p>15460</text:p>
          </table:table-cell>
          <table:table-cell office:value-type="float" office:value="41780" calcext:value-type="float">
            <text:p>41780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588" calcext:value-type="float">
            <text:p>352588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6716" calcext:value-type="float">
            <text:p>356716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020" calcext:value-type="float">
            <text:p>35302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8960" calcext:value-type="float">
            <text:p>358960</text:p>
          </table:table-cell>
          <table:table-cell office:value-type="float" office:value="15356" calcext:value-type="float">
            <text:p>15356</text:p>
          </table:table-cell>
          <table:table-cell office:value-type="float" office:value="41440" calcext:value-type="float">
            <text:p>4144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912" calcext:value-type="float">
            <text:p>352912</text:p>
          </table:table-cell>
          <table:table-cell office:value-type="float" office:value="15344" calcext:value-type="float">
            <text:p>15344</text:p>
          </table:table-cell>
          <table:table-cell office:value-type="float" office:value="41560" calcext:value-type="float">
            <text:p>4156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376" calcext:value-type="float">
            <text:p>354376</text:p>
          </table:table-cell>
          <table:table-cell office:value-type="float" office:value="15356" calcext:value-type="float">
            <text:p>153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916" calcext:value-type="float">
            <text:p>351916</text:p>
          </table:table-cell>
          <table:table-cell office:value-type="float" office:value="15456" calcext:value-type="float">
            <text:p>15456</text:p>
          </table:table-cell>
          <table:table-cell office:value-type="float" office:value="41340" calcext:value-type="float">
            <text:p>413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584" calcext:value-type="float">
            <text:p>353584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4" calcext:value-type="float">
            <text:p>4144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820" calcext:value-type="float">
            <text:p>35382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376" calcext:value-type="float">
            <text:p>354376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6048" calcext:value-type="float">
            <text:p>356048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688" calcext:value-type="float">
            <text:p>352688</text:p>
          </table:table-cell>
          <table:table-cell office:value-type="float" office:value="15352" calcext:value-type="float">
            <text:p>15352</text:p>
          </table:table-cell>
          <table:table-cell office:value-type="float" office:value="41452" calcext:value-type="float">
            <text:p>414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924" calcext:value-type="float">
            <text:p>352924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364" calcext:value-type="float">
            <text:p>352364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148" calcext:value-type="float">
            <text:p>354148</text:p>
          </table:table-cell>
          <table:table-cell office:value-type="float" office:value="15344" calcext:value-type="float">
            <text:p>15344</text:p>
          </table:table-cell>
          <table:table-cell office:value-type="float" office:value="41780" calcext:value-type="float">
            <text:p>4178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144" calcext:value-type="float">
            <text:p>354144</text:p>
          </table:table-cell>
          <table:table-cell office:value-type="float" office:value="15464" calcext:value-type="float">
            <text:p>15464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924" calcext:value-type="float">
            <text:p>352924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8" calcext:value-type="float">
            <text:p>4166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1128" calcext:value-type="float">
            <text:p>351128</text:p>
          </table:table-cell>
          <table:table-cell office:value-type="float" office:value="15572" calcext:value-type="float">
            <text:p>15572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908" calcext:value-type="float">
            <text:p>35290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928" calcext:value-type="float">
            <text:p>354928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372" calcext:value-type="float">
            <text:p>353372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924" calcext:value-type="float">
            <text:p>352924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920" calcext:value-type="float">
            <text:p>353920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4" calcext:value-type="float">
            <text:p>4144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7176" calcext:value-type="float">
            <text:p>357176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484" calcext:value-type="float">
            <text:p>353484</text:p>
          </table:table-cell>
          <table:table-cell office:value-type="float" office:value="15348" calcext:value-type="float">
            <text:p>15348</text:p>
          </table:table-cell>
          <table:table-cell office:value-type="float" office:value="41448" calcext:value-type="float">
            <text:p>41448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480" calcext:value-type="float">
            <text:p>354480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256" calcext:value-type="float">
            <text:p>354256</text:p>
          </table:table-cell>
          <table:table-cell office:value-type="float" office:value="15464" calcext:value-type="float">
            <text:p>15464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824" calcext:value-type="float">
            <text:p>354824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9440" calcext:value-type="float">
            <text:p>349440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252" calcext:value-type="float">
            <text:p>352252</text:p>
          </table:table-cell>
          <table:table-cell office:value-type="float" office:value="15456" calcext:value-type="float">
            <text:p>15456</text:p>
          </table:table-cell>
          <table:table-cell office:value-type="float" office:value="41776" calcext:value-type="float">
            <text:p>4177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260" calcext:value-type="float">
            <text:p>354260</text:p>
          </table:table-cell>
          <table:table-cell office:value-type="float" office:value="15344" calcext:value-type="float">
            <text:p>15344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708" calcext:value-type="float">
            <text:p>353708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592" calcext:value-type="float">
            <text:p>354592</text:p>
          </table:table-cell>
          <table:table-cell office:value-type="float" office:value="15464" calcext:value-type="float">
            <text:p>15464</text:p>
          </table:table-cell>
          <table:table-cell office:value-type="float" office:value="41564" calcext:value-type="float">
            <text:p>4156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704" calcext:value-type="float">
            <text:p>354704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1804" calcext:value-type="float">
            <text:p>351804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480" calcext:value-type="float">
            <text:p>35348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800" calcext:value-type="float">
            <text:p>351800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136" calcext:value-type="float">
            <text:p>353136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604" calcext:value-type="float">
            <text:p>354604</text:p>
          </table:table-cell>
          <table:table-cell office:value-type="float" office:value="15348" calcext:value-type="float">
            <text:p>15348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144" calcext:value-type="float">
            <text:p>353144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136" calcext:value-type="float">
            <text:p>353136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024" calcext:value-type="float">
            <text:p>353024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708" calcext:value-type="float">
            <text:p>353708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0" calcext:value-type="float">
            <text:p>4156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708" calcext:value-type="float">
            <text:p>353708</text:p>
          </table:table-cell>
          <table:table-cell office:value-type="float" office:value="15460" calcext:value-type="float">
            <text:p>15460</text:p>
          </table:table-cell>
          <table:table-cell office:value-type="float" office:value="41328" calcext:value-type="float">
            <text:p>4132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2352" calcext:value-type="float">
            <text:p>352352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128" calcext:value-type="float">
            <text:p>352128</text:p>
          </table:table-cell>
          <table:table-cell office:value-type="float" office:value="15452" calcext:value-type="float">
            <text:p>15452</text:p>
          </table:table-cell>
          <table:table-cell office:value-type="float" office:value="41564" calcext:value-type="float">
            <text:p>4156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5052" calcext:value-type="float">
            <text:p>35505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7180" calcext:value-type="float">
            <text:p>35718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716" calcext:value-type="float">
            <text:p>354716</text:p>
          </table:table-cell>
          <table:table-cell office:value-type="float" office:value="15348" calcext:value-type="float">
            <text:p>15348</text:p>
          </table:table-cell>
          <table:table-cell office:value-type="float" office:value="41452" calcext:value-type="float">
            <text:p>414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592" calcext:value-type="float">
            <text:p>354592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4" calcext:value-type="float">
            <text:p>4144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588" calcext:value-type="float">
            <text:p>352588</text:p>
          </table:table-cell>
          <table:table-cell office:value-type="float" office:value="15468" calcext:value-type="float">
            <text:p>15468</text:p>
          </table:table-cell>
          <table:table-cell office:value-type="float" office:value="41452" calcext:value-type="float">
            <text:p>414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696" calcext:value-type="float">
            <text:p>353696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020" calcext:value-type="float">
            <text:p>352020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6276" calcext:value-type="float">
            <text:p>356276</text:p>
          </table:table-cell>
          <table:table-cell office:value-type="float" office:value="15568" calcext:value-type="float">
            <text:p>155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388" calcext:value-type="float">
            <text:p>355388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804" calcext:value-type="float">
            <text:p>353804</text:p>
          </table:table-cell>
          <table:table-cell office:value-type="float" office:value="15464" calcext:value-type="float">
            <text:p>15464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924" calcext:value-type="float">
            <text:p>352924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0" calcext:value-type="float">
            <text:p>4156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table:number-columns-repeated="2"/>
          <table:table-cell office:value-type="float" office:value="352364" calcext:value-type="float">
            <text:p>352364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8" calcext:value-type="float">
            <text:p>41668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1456" calcext:value-type="float">
            <text:p>351456</text:p>
          </table:table-cell>
          <table:table-cell office:value-type="float" office:value="15348" calcext:value-type="float">
            <text:p>15348</text:p>
          </table:table-cell>
          <table:table-cell office:value-type="float" office:value="41220" calcext:value-type="float">
            <text:p>41220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028" calcext:value-type="float">
            <text:p>354028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248" calcext:value-type="float">
            <text:p>352248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708" calcext:value-type="float">
            <text:p>354708</text:p>
          </table:table-cell>
          <table:table-cell office:value-type="float" office:value="15356" calcext:value-type="float">
            <text:p>15356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716" calcext:value-type="float">
            <text:p>354716</text:p>
          </table:table-cell>
          <table:table-cell office:value-type="float" office:value="15460" calcext:value-type="float">
            <text:p>15460</text:p>
          </table:table-cell>
          <table:table-cell office:value-type="float" office:value="41776" calcext:value-type="float">
            <text:p>4177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5948" calcext:value-type="float">
            <text:p>355948</text:p>
          </table:table-cell>
          <table:table-cell office:value-type="float" office:value="15460" calcext:value-type="float">
            <text:p>15460</text:p>
          </table:table-cell>
          <table:table-cell office:value-type="float" office:value="41776" calcext:value-type="float">
            <text:p>4177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672" calcext:value-type="float">
            <text:p>350672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828" calcext:value-type="float">
            <text:p>354828</text:p>
          </table:table-cell>
          <table:table-cell office:value-type="float" office:value="15344" calcext:value-type="float">
            <text:p>15344</text:p>
          </table:table-cell>
          <table:table-cell office:value-type="float" office:value="41228" calcext:value-type="float">
            <text:p>4122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140" calcext:value-type="float">
            <text:p>352140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7628" calcext:value-type="float">
            <text:p>35762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9004" calcext:value-type="float">
            <text:p>349004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0" calcext:value-type="float">
            <text:p>4156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128" calcext:value-type="float">
            <text:p>351128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368" calcext:value-type="float">
            <text:p>354368</text:p>
          </table:table-cell>
          <table:table-cell office:value-type="float" office:value="15456" calcext:value-type="float">
            <text:p>15456</text:p>
          </table:table-cell>
          <table:table-cell office:value-type="float" office:value="41776" calcext:value-type="float">
            <text:p>4177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5720" calcext:value-type="float">
            <text:p>355720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0" calcext:value-type="float">
            <text:p>4144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5152" calcext:value-type="float">
            <text:p>355152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916" calcext:value-type="float">
            <text:p>351916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020" calcext:value-type="float">
            <text:p>351020</text:p>
          </table:table-cell>
          <table:table-cell office:value-type="float" office:value="15344" calcext:value-type="float">
            <text:p>15344</text:p>
          </table:table-cell>
          <table:table-cell office:value-type="float" office:value="41780" calcext:value-type="float">
            <text:p>4178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476" calcext:value-type="float">
            <text:p>352476</text:p>
          </table:table-cell>
          <table:table-cell office:value-type="float" office:value="15456" calcext:value-type="float">
            <text:p>15456</text:p>
          </table:table-cell>
          <table:table-cell office:value-type="float" office:value="41328" calcext:value-type="float">
            <text:p>4132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468" calcext:value-type="float">
            <text:p>351468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604" calcext:value-type="float">
            <text:p>354604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0572" calcext:value-type="float">
            <text:p>35057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0" calcext:value-type="float">
            <text:p>41560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672" calcext:value-type="float">
            <text:p>35067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1008" calcext:value-type="float">
            <text:p>351008</text:p>
          </table:table-cell>
          <table:table-cell office:value-type="float" office:value="15460" calcext:value-type="float">
            <text:p>15460</text:p>
          </table:table-cell>
          <table:table-cell office:value-type="float" office:value="41452" calcext:value-type="float">
            <text:p>414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360" calcext:value-type="float">
            <text:p>352360</text:p>
          </table:table-cell>
          <table:table-cell office:value-type="float" office:value="15344" calcext:value-type="float">
            <text:p>15344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268" calcext:value-type="float">
            <text:p>354268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800" calcext:value-type="float">
            <text:p>352800</text:p>
          </table:table-cell>
          <table:table-cell office:value-type="float" office:value="15352" calcext:value-type="float">
            <text:p>15352</text:p>
          </table:table-cell>
          <table:table-cell office:value-type="float" office:value="41564" calcext:value-type="float">
            <text:p>415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380" calcext:value-type="float">
            <text:p>354380</text:p>
          </table:table-cell>
          <table:table-cell office:value-type="float" office:value="15356" calcext:value-type="float">
            <text:p>15356</text:p>
          </table:table-cell>
          <table:table-cell office:value-type="float" office:value="41780" calcext:value-type="float">
            <text:p>4178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264" calcext:value-type="float">
            <text:p>354264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372" calcext:value-type="float">
            <text:p>353372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936" calcext:value-type="float">
            <text:p>355936</text:p>
          </table:table-cell>
          <table:table-cell office:value-type="float" office:value="15352" calcext:value-type="float">
            <text:p>15352</text:p>
          </table:table-cell>
          <table:table-cell office:value-type="float" office:value="41672" calcext:value-type="float">
            <text:p>4167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052" calcext:value-type="float">
            <text:p>355052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7536" calcext:value-type="float">
            <text:p>347536</text:p>
          </table:table-cell>
          <table:table-cell office:value-type="float" office:value="15232" calcext:value-type="float">
            <text:p>15232</text:p>
          </table:table-cell>
          <table:table-cell office:value-type="float" office:value="41556" calcext:value-type="float">
            <text:p>4155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2800" calcext:value-type="float">
            <text:p>352800</text:p>
          </table:table-cell>
          <table:table-cell office:value-type="float" office:value="15572" calcext:value-type="float">
            <text:p>15572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252" calcext:value-type="float">
            <text:p>35225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4" calcext:value-type="float">
            <text:p>415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696" calcext:value-type="float">
            <text:p>352696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252" calcext:value-type="float">
            <text:p>352252</text:p>
          </table:table-cell>
          <table:table-cell office:value-type="float" office:value="15344" calcext:value-type="float">
            <text:p>15344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596" calcext:value-type="float">
            <text:p>353596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376" calcext:value-type="float">
            <text:p>354376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252" calcext:value-type="float">
            <text:p>352252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8" calcext:value-type="float">
            <text:p>41668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708" calcext:value-type="float">
            <text:p>353708</text:p>
          </table:table-cell>
          <table:table-cell office:value-type="float" office:value="15464" calcext:value-type="float">
            <text:p>15464</text:p>
          </table:table-cell>
          <table:table-cell office:value-type="float" office:value="41676" calcext:value-type="float">
            <text:p>4167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484" calcext:value-type="float">
            <text:p>353484</text:p>
          </table:table-cell>
          <table:table-cell office:value-type="float" office:value="15348" calcext:value-type="float">
            <text:p>1534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4856" calcext:value-type="float">
            <text:p>344856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0" calcext:value-type="float">
            <text:p>4144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1008" calcext:value-type="float">
            <text:p>351008</text:p>
          </table:table-cell>
          <table:table-cell office:value-type="float" office:value="15684" calcext:value-type="float">
            <text:p>15684</text:p>
          </table:table-cell>
          <table:table-cell office:value-type="float" office:value="41548" calcext:value-type="float">
            <text:p>4154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940" calcext:value-type="float">
            <text:p>354940</text:p>
          </table:table-cell>
          <table:table-cell office:value-type="float" office:value="15572" calcext:value-type="float">
            <text:p>15572</text:p>
          </table:table-cell>
          <table:table-cell office:value-type="float" office:value="41676" calcext:value-type="float">
            <text:p>4167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6384" calcext:value-type="float">
            <text:p>356384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480" calcext:value-type="float">
            <text:p>354480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360" calcext:value-type="float">
            <text:p>353360</text:p>
          </table:table-cell>
          <table:table-cell office:value-type="float" office:value="15464" calcext:value-type="float">
            <text:p>15464</text:p>
          </table:table-cell>
          <table:table-cell office:value-type="float" office:value="41564" calcext:value-type="float">
            <text:p>4156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5724" calcext:value-type="float">
            <text:p>355724</text:p>
          </table:table-cell>
          <table:table-cell office:value-type="float" office:value="15356" calcext:value-type="float">
            <text:p>153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5836" calcext:value-type="float">
            <text:p>355836</text:p>
          </table:table-cell>
          <table:table-cell office:value-type="float" office:value="15344" calcext:value-type="float">
            <text:p>15344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360" calcext:value-type="float">
            <text:p>353360</text:p>
          </table:table-cell>
          <table:table-cell office:value-type="float" office:value="15568" calcext:value-type="float">
            <text:p>15568</text:p>
          </table:table-cell>
          <table:table-cell office:value-type="float" office:value="41440" calcext:value-type="float">
            <text:p>41440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704" calcext:value-type="float">
            <text:p>354704</text:p>
          </table:table-cell>
          <table:table-cell office:value-type="float" office:value="15236" calcext:value-type="float">
            <text:p>1523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1008" calcext:value-type="float">
            <text:p>351008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380" calcext:value-type="float">
            <text:p>354380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9528" calcext:value-type="float">
            <text:p>359528</text:p>
          </table:table-cell>
          <table:table-cell office:value-type="float" office:value="15236" calcext:value-type="float">
            <text:p>15236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940" calcext:value-type="float">
            <text:p>354940</text:p>
          </table:table-cell>
          <table:table-cell office:value-type="float" office:value="15568" calcext:value-type="float">
            <text:p>15568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912" calcext:value-type="float">
            <text:p>352912</text:p>
          </table:table-cell>
          <table:table-cell office:value-type="float" office:value="15348" calcext:value-type="float">
            <text:p>15348</text:p>
          </table:table-cell>
          <table:table-cell office:value-type="float" office:value="41788" calcext:value-type="float">
            <text:p>4178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484" calcext:value-type="float">
            <text:p>353484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8" calcext:value-type="float">
            <text:p>4166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3032" calcext:value-type="float">
            <text:p>353032</text:p>
          </table:table-cell>
          <table:table-cell office:value-type="float" office:value="15568" calcext:value-type="float">
            <text:p>155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240" calcext:value-type="float">
            <text:p>352240</text:p>
          </table:table-cell>
          <table:table-cell office:value-type="float" office:value="15460" calcext:value-type="float">
            <text:p>15460</text:p>
          </table:table-cell>
          <table:table-cell office:value-type="float" office:value="41676" calcext:value-type="float">
            <text:p>4167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252" calcext:value-type="float">
            <text:p>353252</text:p>
          </table:table-cell>
          <table:table-cell office:value-type="float" office:value="15460" calcext:value-type="float">
            <text:p>15460</text:p>
          </table:table-cell>
          <table:table-cell office:value-type="float" office:value="41452" calcext:value-type="float">
            <text:p>414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928" calcext:value-type="float">
            <text:p>353928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580" calcext:value-type="float">
            <text:p>352580</text:p>
          </table:table-cell>
          <table:table-cell office:value-type="float" office:value="15464" calcext:value-type="float">
            <text:p>15464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268" calcext:value-type="float">
            <text:p>355268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0" calcext:value-type="float">
            <text:p>41660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7840" calcext:value-type="float">
            <text:p>357840</text:p>
          </table:table-cell>
          <table:table-cell office:value-type="float" office:value="15464" calcext:value-type="float">
            <text:p>15464</text:p>
          </table:table-cell>
          <table:table-cell office:value-type="float" office:value="41452" calcext:value-type="float">
            <text:p>414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6384" calcext:value-type="float">
            <text:p>356384</text:p>
          </table:table-cell>
          <table:table-cell office:value-type="float" office:value="15232" calcext:value-type="float">
            <text:p>15232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9072" calcext:value-type="float">
            <text:p>359072</text:p>
          </table:table-cell>
          <table:table-cell office:value-type="float" office:value="15348" calcext:value-type="float">
            <text:p>1534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9340" calcext:value-type="float">
            <text:p>349340</text:p>
          </table:table-cell>
          <table:table-cell office:value-type="float" office:value="15580" calcext:value-type="float">
            <text:p>15580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6832" calcext:value-type="float">
            <text:p>356832</text:p>
          </table:table-cell>
          <table:table-cell office:value-type="float" office:value="15356" calcext:value-type="float">
            <text:p>15356</text:p>
          </table:table-cell>
          <table:table-cell office:value-type="float" office:value="41328" calcext:value-type="float">
            <text:p>4132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272" calcext:value-type="float">
            <text:p>355272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8064" calcext:value-type="float">
            <text:p>358064</text:p>
          </table:table-cell>
          <table:table-cell office:value-type="float" office:value="15580" calcext:value-type="float">
            <text:p>1558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120" calcext:value-type="float">
            <text:p>351120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0" calcext:value-type="float">
            <text:p>41440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1800" calcext:value-type="float">
            <text:p>351800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896" calcext:value-type="float">
            <text:p>350896</text:p>
          </table:table-cell>
          <table:table-cell office:value-type="float" office:value="15460" calcext:value-type="float">
            <text:p>15460</text:p>
          </table:table-cell>
          <table:table-cell office:value-type="float" office:value="41332" calcext:value-type="float">
            <text:p>4133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820" calcext:value-type="float">
            <text:p>353820</text:p>
          </table:table-cell>
          <table:table-cell office:value-type="float" office:value="15128" calcext:value-type="float">
            <text:p>15128</text:p>
          </table:table-cell>
          <table:table-cell office:value-type="float" office:value="41676" calcext:value-type="float">
            <text:p>4167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816" calcext:value-type="float">
            <text:p>353816</text:p>
          </table:table-cell>
          <table:table-cell office:value-type="float" office:value="15568" calcext:value-type="float">
            <text:p>15568</text:p>
          </table:table-cell>
          <table:table-cell office:value-type="float" office:value="41676" calcext:value-type="float">
            <text:p>4167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696" calcext:value-type="float">
            <text:p>353696</text:p>
          </table:table-cell>
          <table:table-cell office:value-type="float" office:value="15348" calcext:value-type="float">
            <text:p>15348</text:p>
          </table:table-cell>
          <table:table-cell office:value-type="float" office:value="41668" calcext:value-type="float">
            <text:p>4166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5164" calcext:value-type="float">
            <text:p>355164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800" calcext:value-type="float">
            <text:p>352800</text:p>
          </table:table-cell>
          <table:table-cell office:value-type="float" office:value="15352" calcext:value-type="float">
            <text:p>15352</text:p>
          </table:table-cell>
          <table:table-cell office:value-type="float" office:value="41896" calcext:value-type="float">
            <text:p>4189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356" calcext:value-type="float">
            <text:p>352356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256" calcext:value-type="float">
            <text:p>354256</text:p>
          </table:table-cell>
          <table:table-cell office:value-type="float" office:value="15456" calcext:value-type="float">
            <text:p>15456</text:p>
          </table:table-cell>
          <table:table-cell office:value-type="float" office:value="41676" calcext:value-type="float">
            <text:p>4167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5044" calcext:value-type="float">
            <text:p>355044</text:p>
          </table:table-cell>
          <table:table-cell office:value-type="float" office:value="15572" calcext:value-type="float">
            <text:p>15572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1232" calcext:value-type="float">
            <text:p>351232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8" calcext:value-type="float">
            <text:p>4166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49664" calcext:value-type="float">
            <text:p>349664</text:p>
          </table:table-cell>
          <table:table-cell office:value-type="float" office:value="15684" calcext:value-type="float">
            <text:p>15684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244" calcext:value-type="float">
            <text:p>351244</text:p>
          </table:table-cell>
          <table:table-cell office:value-type="float" office:value="15568" calcext:value-type="float">
            <text:p>15568</text:p>
          </table:table-cell>
          <table:table-cell office:value-type="float" office:value="41340" calcext:value-type="float">
            <text:p>41340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708" calcext:value-type="float">
            <text:p>353708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712" calcext:value-type="float">
            <text:p>354712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596" calcext:value-type="float">
            <text:p>353596</text:p>
          </table:table-cell>
          <table:table-cell office:value-type="float" office:value="15244" calcext:value-type="float">
            <text:p>15244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7964" calcext:value-type="float">
            <text:p>357964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816" calcext:value-type="float">
            <text:p>354816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6168" calcext:value-type="float">
            <text:p>356168</text:p>
          </table:table-cell>
          <table:table-cell office:value-type="float" office:value="15680" calcext:value-type="float">
            <text:p>15680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044" calcext:value-type="float">
            <text:p>355044</text:p>
          </table:table-cell>
          <table:table-cell office:value-type="float" office:value="15344" calcext:value-type="float">
            <text:p>15344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132" calcext:value-type="float">
            <text:p>351132</text:p>
          </table:table-cell>
          <table:table-cell office:value-type="float" office:value="15464" calcext:value-type="float">
            <text:p>15464</text:p>
          </table:table-cell>
          <table:table-cell office:value-type="float" office:value="41564" calcext:value-type="float">
            <text:p>415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908" calcext:value-type="float">
            <text:p>352908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920" calcext:value-type="float">
            <text:p>352920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364" calcext:value-type="float">
            <text:p>354364</text:p>
          </table:table-cell>
          <table:table-cell office:value-type="float" office:value="15568" calcext:value-type="float">
            <text:p>15568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152" calcext:value-type="float">
            <text:p>355152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252" calcext:value-type="float">
            <text:p>352252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8" calcext:value-type="float">
            <text:p>41668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476" calcext:value-type="float">
            <text:p>352476</text:p>
          </table:table-cell>
          <table:table-cell office:value-type="float" office:value="15344" calcext:value-type="float">
            <text:p>15344</text:p>
          </table:table-cell>
          <table:table-cell office:value-type="float" office:value="41780" calcext:value-type="float">
            <text:p>4178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8780" calcext:value-type="float">
            <text:p>348780</text:p>
          </table:table-cell>
          <table:table-cell office:value-type="float" office:value="15464" calcext:value-type="float">
            <text:p>15464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704" calcext:value-type="float">
            <text:p>354704</text:p>
          </table:table-cell>
          <table:table-cell office:value-type="float" office:value="15464" calcext:value-type="float">
            <text:p>15464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240" calcext:value-type="float">
            <text:p>352240</text:p>
          </table:table-cell>
          <table:table-cell office:value-type="float" office:value="15572" calcext:value-type="float">
            <text:p>15572</text:p>
          </table:table-cell>
          <table:table-cell office:value-type="float" office:value="41664" calcext:value-type="float">
            <text:p>416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580" calcext:value-type="float">
            <text:p>352580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8432" calcext:value-type="float">
            <text:p>348432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3248" calcext:value-type="float">
            <text:p>353248</text:p>
          </table:table-cell>
          <table:table-cell office:value-type="float" office:value="15356" calcext:value-type="float">
            <text:p>153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604" calcext:value-type="float">
            <text:p>354604</text:p>
          </table:table-cell>
          <table:table-cell office:value-type="float" office:value="15244" calcext:value-type="float">
            <text:p>15244</text:p>
          </table:table-cell>
          <table:table-cell office:value-type="float" office:value="41556" calcext:value-type="float">
            <text:p>4155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480" calcext:value-type="float">
            <text:p>354480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480" calcext:value-type="float">
            <text:p>354480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0" calcext:value-type="float">
            <text:p>4156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932" calcext:value-type="float">
            <text:p>353932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140" calcext:value-type="float">
            <text:p>352140</text:p>
          </table:table-cell>
          <table:table-cell office:value-type="float" office:value="15356" calcext:value-type="float">
            <text:p>153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256" calcext:value-type="float">
            <text:p>354256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044" calcext:value-type="float">
            <text:p>354044</text:p>
          </table:table-cell>
          <table:table-cell office:value-type="float" office:value="15348" calcext:value-type="float">
            <text:p>15348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456" calcext:value-type="float">
            <text:p>351456</text:p>
          </table:table-cell>
          <table:table-cell office:value-type="float" office:value="15344" calcext:value-type="float">
            <text:p>15344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812" calcext:value-type="float">
            <text:p>352812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264" calcext:value-type="float">
            <text:p>354264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256" calcext:value-type="float">
            <text:p>354256</text:p>
          </table:table-cell>
          <table:table-cell office:value-type="float" office:value="15352" calcext:value-type="float">
            <text:p>15352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7728" calcext:value-type="float">
            <text:p>357728</text:p>
          </table:table-cell>
          <table:table-cell office:value-type="float" office:value="15344" calcext:value-type="float">
            <text:p>15344</text:p>
          </table:table-cell>
          <table:table-cell office:value-type="float" office:value="41332" calcext:value-type="float">
            <text:p>4133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7056" calcext:value-type="float">
            <text:p>357056</text:p>
          </table:table-cell>
          <table:table-cell office:value-type="float" office:value="15344" calcext:value-type="float">
            <text:p>15344</text:p>
          </table:table-cell>
          <table:table-cell office:value-type="float" office:value="41452" calcext:value-type="float">
            <text:p>414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3148" calcext:value-type="float">
            <text:p>353148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8" calcext:value-type="float">
            <text:p>4166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940" calcext:value-type="float">
            <text:p>354940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136" calcext:value-type="float">
            <text:p>353136</text:p>
          </table:table-cell>
          <table:table-cell office:value-type="float" office:value="15344" calcext:value-type="float">
            <text:p>15344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696" calcext:value-type="float">
            <text:p>352696</text:p>
          </table:table-cell>
          <table:table-cell office:value-type="float" office:value="15456" calcext:value-type="float">
            <text:p>15456</text:p>
          </table:table-cell>
          <table:table-cell office:value-type="float" office:value="41776" calcext:value-type="float">
            <text:p>4177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140" calcext:value-type="float">
            <text:p>352140</text:p>
          </table:table-cell>
          <table:table-cell office:value-type="float" office:value="15460" calcext:value-type="float">
            <text:p>15460</text:p>
          </table:table-cell>
          <table:table-cell office:value-type="float" office:value="41676" calcext:value-type="float">
            <text:p>4167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788" calcext:value-type="float">
            <text:p>350788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5608" calcext:value-type="float">
            <text:p>355608</text:p>
          </table:table-cell>
          <table:table-cell office:value-type="float" office:value="15356" calcext:value-type="float">
            <text:p>15356</text:p>
          </table:table-cell>
          <table:table-cell office:value-type="float" office:value="41780" calcext:value-type="float">
            <text:p>4178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1692" calcext:value-type="float">
            <text:p>351692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016" calcext:value-type="float">
            <text:p>352016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712" calcext:value-type="float">
            <text:p>354712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352" calcext:value-type="float">
            <text:p>352352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044" calcext:value-type="float">
            <text:p>354044</text:p>
          </table:table-cell>
          <table:table-cell office:value-type="float" office:value="15352" calcext:value-type="float">
            <text:p>15352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264" calcext:value-type="float">
            <text:p>355264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5824" calcext:value-type="float">
            <text:p>355824</text:p>
          </table:table-cell>
          <table:table-cell office:value-type="float" office:value="15456" calcext:value-type="float">
            <text:p>15456</text:p>
          </table:table-cell>
          <table:table-cell office:value-type="float" office:value="41780" calcext:value-type="float">
            <text:p>4178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688" calcext:value-type="float">
            <text:p>352688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600" calcext:value-type="float">
            <text:p>354600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164" calcext:value-type="float">
            <text:p>355164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0" calcext:value-type="float">
            <text:p>41440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368" calcext:value-type="float">
            <text:p>354368</text:p>
          </table:table-cell>
          <table:table-cell office:value-type="float" office:value="15348" calcext:value-type="float">
            <text:p>15348</text:p>
          </table:table-cell>
          <table:table-cell office:value-type="float" office:value="41676" calcext:value-type="float">
            <text:p>4167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128" calcext:value-type="float">
            <text:p>351128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804" calcext:value-type="float">
            <text:p>351804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344" calcext:value-type="float">
            <text:p>351344</text:p>
          </table:table-cell>
          <table:table-cell office:value-type="float" office:value="15356" calcext:value-type="float">
            <text:p>15356</text:p>
          </table:table-cell>
          <table:table-cell office:value-type="float" office:value="41452" calcext:value-type="float">
            <text:p>414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240" calcext:value-type="float">
            <text:p>352240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132" calcext:value-type="float">
            <text:p>352132</text:p>
          </table:table-cell>
          <table:table-cell office:value-type="float" office:value="15344" calcext:value-type="float">
            <text:p>15344</text:p>
          </table:table-cell>
          <table:table-cell office:value-type="float" office:value="41328" calcext:value-type="float">
            <text:p>4132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936" calcext:value-type="float">
            <text:p>354936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476" calcext:value-type="float">
            <text:p>352476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6" calcext:value-type="float">
            <text:p>4155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0784" calcext:value-type="float">
            <text:p>350784</text:p>
          </table:table-cell>
          <table:table-cell office:value-type="float" office:value="15348" calcext:value-type="float">
            <text:p>15348</text:p>
          </table:table-cell>
          <table:table-cell office:value-type="float" office:value="41564" calcext:value-type="float">
            <text:p>415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368" calcext:value-type="float">
            <text:p>354368</text:p>
          </table:table-cell>
          <table:table-cell office:value-type="float" office:value="15580" calcext:value-type="float">
            <text:p>15580</text:p>
          </table:table-cell>
          <table:table-cell office:value-type="float" office:value="41448" calcext:value-type="float">
            <text:p>4144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372" calcext:value-type="float">
            <text:p>353372</text:p>
          </table:table-cell>
          <table:table-cell office:value-type="float" office:value="15460" calcext:value-type="float">
            <text:p>15460</text:p>
          </table:table-cell>
          <table:table-cell office:value-type="float" office:value="41780" calcext:value-type="float">
            <text:p>4178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368" calcext:value-type="float">
            <text:p>354368</text:p>
          </table:table-cell>
          <table:table-cell office:value-type="float" office:value="15236" calcext:value-type="float">
            <text:p>15236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788" calcext:value-type="float">
            <text:p>351788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4" calcext:value-type="float">
            <text:p>416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6384" calcext:value-type="float">
            <text:p>356384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1464" calcext:value-type="float">
            <text:p>351464</text:p>
          </table:table-cell>
          <table:table-cell office:value-type="float" office:value="15344" calcext:value-type="float">
            <text:p>15344</text:p>
          </table:table-cell>
          <table:table-cell office:value-type="float" office:value="41668" calcext:value-type="float">
            <text:p>41668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912" calcext:value-type="float">
            <text:p>35291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164" calcext:value-type="float">
            <text:p>355164</text:p>
          </table:table-cell>
          <table:table-cell office:value-type="float" office:value="15348" calcext:value-type="float">
            <text:p>15348</text:p>
          </table:table-cell>
          <table:table-cell office:value-type="float" office:value="41340" calcext:value-type="float">
            <text:p>4134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5824" calcext:value-type="float">
            <text:p>355824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61208" calcext:value-type="float">
            <text:p>361208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0" calcext:value-type="float">
            <text:p>41440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3700" calcext:value-type="float">
            <text:p>353700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248" calcext:value-type="float">
            <text:p>353248</text:p>
          </table:table-cell>
          <table:table-cell office:value-type="float" office:value="15572" calcext:value-type="float">
            <text:p>15572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1120" calcext:value-type="float">
            <text:p>351120</text:p>
          </table:table-cell>
          <table:table-cell office:value-type="float" office:value="15568" calcext:value-type="float">
            <text:p>15568</text:p>
          </table:table-cell>
          <table:table-cell office:value-type="float" office:value="41560" calcext:value-type="float">
            <text:p>4156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1128" calcext:value-type="float">
            <text:p>351128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152" calcext:value-type="float">
            <text:p>35415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464" calcext:value-type="float">
            <text:p>352464</text:p>
          </table:table-cell>
          <table:table-cell office:value-type="float" office:value="15356" calcext:value-type="float">
            <text:p>15356</text:p>
          </table:table-cell>
          <table:table-cell office:value-type="float" office:value="41560" calcext:value-type="float">
            <text:p>4156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7168" calcext:value-type="float">
            <text:p>357168</text:p>
          </table:table-cell>
          <table:table-cell office:value-type="float" office:value="15344" calcext:value-type="float">
            <text:p>15344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704" calcext:value-type="float">
            <text:p>353704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2" calcext:value-type="float">
            <text:p>415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784" calcext:value-type="float">
            <text:p>350784</text:p>
          </table:table-cell>
          <table:table-cell office:value-type="float" office:value="15460" calcext:value-type="float">
            <text:p>15460</text:p>
          </table:table-cell>
          <table:table-cell office:value-type="float" office:value="41788" calcext:value-type="float">
            <text:p>4178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812" calcext:value-type="float">
            <text:p>352812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144" calcext:value-type="float">
            <text:p>353144</text:p>
          </table:table-cell>
          <table:table-cell office:value-type="float" office:value="15244" calcext:value-type="float">
            <text:p>15244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48320" calcext:value-type="float">
            <text:p>348320</text:p>
          </table:table-cell>
          <table:table-cell office:value-type="float" office:value="15348" calcext:value-type="float">
            <text:p>15348</text:p>
          </table:table-cell>
          <table:table-cell office:value-type="float" office:value="41676" calcext:value-type="float">
            <text:p>4167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48996" calcext:value-type="float">
            <text:p>348996</text:p>
          </table:table-cell>
          <table:table-cell office:value-type="float" office:value="15356" calcext:value-type="float">
            <text:p>153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table:number-columns-repeated="2"/>
          <table:table-cell office:value-type="float" office:value="357948" calcext:value-type="float">
            <text:p>357948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8" calcext:value-type="float">
            <text:p>41668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49664" calcext:value-type="float">
            <text:p>349664</text:p>
          </table:table-cell>
          <table:table-cell office:value-type="float" office:value="15464" calcext:value-type="float">
            <text:p>15464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604" calcext:value-type="float">
            <text:p>354604</text:p>
          </table:table-cell>
          <table:table-cell office:value-type="float" office:value="15348" calcext:value-type="float">
            <text:p>1534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156" calcext:value-type="float">
            <text:p>354156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816" calcext:value-type="float">
            <text:p>354816</text:p>
          </table:table-cell>
          <table:table-cell office:value-type="float" office:value="15348" calcext:value-type="float">
            <text:p>15348</text:p>
          </table:table-cell>
          <table:table-cell office:value-type="float" office:value="41452" calcext:value-type="float">
            <text:p>414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492" calcext:value-type="float">
            <text:p>354492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588" calcext:value-type="float">
            <text:p>352588</text:p>
          </table:table-cell>
          <table:table-cell office:value-type="float" office:value="15464" calcext:value-type="float">
            <text:p>15464</text:p>
          </table:table-cell>
          <table:table-cell office:value-type="float" office:value="41328" calcext:value-type="float">
            <text:p>4132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716" calcext:value-type="float">
            <text:p>354716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568" calcext:value-type="float">
            <text:p>35156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592" calcext:value-type="float">
            <text:p>354592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7984" calcext:value-type="float">
            <text:p>347984</text:p>
          </table:table-cell>
          <table:table-cell office:value-type="float" office:value="15356" calcext:value-type="float">
            <text:p>15356</text:p>
          </table:table-cell>
          <table:table-cell office:value-type="float" office:value="41328" calcext:value-type="float">
            <text:p>4132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472" calcext:value-type="float">
            <text:p>352472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4" calcext:value-type="float">
            <text:p>4144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376" calcext:value-type="float">
            <text:p>354376</text:p>
          </table:table-cell>
          <table:table-cell office:value-type="float" office:value="15344" calcext:value-type="float">
            <text:p>15344</text:p>
          </table:table-cell>
          <table:table-cell office:value-type="float" office:value="41776" calcext:value-type="float">
            <text:p>4177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904" calcext:value-type="float">
            <text:p>350904</text:p>
          </table:table-cell>
          <table:table-cell office:value-type="float" office:value="15232" calcext:value-type="float">
            <text:p>15232</text:p>
          </table:table-cell>
          <table:table-cell office:value-type="float" office:value="41776" calcext:value-type="float">
            <text:p>4177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9744" calcext:value-type="float">
            <text:p>359744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4" calcext:value-type="float">
            <text:p>4144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368" calcext:value-type="float">
            <text:p>353368</text:p>
          </table:table-cell>
          <table:table-cell office:value-type="float" office:value="15468" calcext:value-type="float">
            <text:p>15468</text:p>
          </table:table-cell>
          <table:table-cell office:value-type="float" office:value="41892" calcext:value-type="float">
            <text:p>4189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256" calcext:value-type="float">
            <text:p>354256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8" calcext:value-type="float">
            <text:p>4166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2252" calcext:value-type="float">
            <text:p>352252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4" calcext:value-type="float">
            <text:p>416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6508" calcext:value-type="float">
            <text:p>356508</text:p>
          </table:table-cell>
          <table:table-cell office:value-type="float" office:value="15344" calcext:value-type="float">
            <text:p>15344</text:p>
          </table:table-cell>
          <table:table-cell office:value-type="float" office:value="41328" calcext:value-type="float">
            <text:p>4132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7516" calcext:value-type="float">
            <text:p>357516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940" calcext:value-type="float">
            <text:p>354940</text:p>
          </table:table-cell>
          <table:table-cell office:value-type="float" office:value="15356" calcext:value-type="float">
            <text:p>15356</text:p>
          </table:table-cell>
          <table:table-cell office:value-type="float" office:value="41676" calcext:value-type="float">
            <text:p>4167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6496" calcext:value-type="float">
            <text:p>356496</text:p>
          </table:table-cell>
          <table:table-cell office:value-type="float" office:value="15344" calcext:value-type="float">
            <text:p>15344</text:p>
          </table:table-cell>
          <table:table-cell office:value-type="float" office:value="41216" calcext:value-type="float">
            <text:p>4121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1792" calcext:value-type="float">
            <text:p>351792</text:p>
          </table:table-cell>
          <table:table-cell office:value-type="float" office:value="15456" calcext:value-type="float">
            <text:p>15456</text:p>
          </table:table-cell>
          <table:table-cell office:value-type="float" office:value="41328" calcext:value-type="float">
            <text:p>4132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604" calcext:value-type="float">
            <text:p>354604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9664" calcext:value-type="float">
            <text:p>349664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240" calcext:value-type="float">
            <text:p>351240</text:p>
          </table:table-cell>
          <table:table-cell office:value-type="float" office:value="15356" calcext:value-type="float">
            <text:p>153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6272" calcext:value-type="float">
            <text:p>356272</text:p>
          </table:table-cell>
          <table:table-cell office:value-type="float" office:value="15356" calcext:value-type="float">
            <text:p>153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816" calcext:value-type="float">
            <text:p>354816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368" calcext:value-type="float">
            <text:p>35436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0572" calcext:value-type="float">
            <text:p>350572</text:p>
          </table:table-cell>
          <table:table-cell office:value-type="float" office:value="15356" calcext:value-type="float">
            <text:p>15356</text:p>
          </table:table-cell>
          <table:table-cell office:value-type="float" office:value="41780" calcext:value-type="float">
            <text:p>41780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7616" calcext:value-type="float">
            <text:p>357616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012" calcext:value-type="float">
            <text:p>352012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468" calcext:value-type="float">
            <text:p>352468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912" calcext:value-type="float">
            <text:p>352912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476" calcext:value-type="float">
            <text:p>354476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576" calcext:value-type="float">
            <text:p>352576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700" calcext:value-type="float">
            <text:p>352700</text:p>
          </table:table-cell>
          <table:table-cell office:value-type="float" office:value="15572" calcext:value-type="float">
            <text:p>15572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8076" calcext:value-type="float">
            <text:p>358076</text:p>
          </table:table-cell>
          <table:table-cell office:value-type="float" office:value="15236" calcext:value-type="float">
            <text:p>15236</text:p>
          </table:table-cell>
          <table:table-cell office:value-type="float" office:value="41328" calcext:value-type="float">
            <text:p>4132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376" calcext:value-type="float">
            <text:p>355376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464" calcext:value-type="float">
            <text:p>352464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920" calcext:value-type="float">
            <text:p>353920</text:p>
          </table:table-cell>
          <table:table-cell office:value-type="float" office:value="15580" calcext:value-type="float">
            <text:p>15580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032" calcext:value-type="float">
            <text:p>353032</text:p>
          </table:table-cell>
          <table:table-cell office:value-type="float" office:value="15356" calcext:value-type="float">
            <text:p>153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032" calcext:value-type="float">
            <text:p>354032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5500" calcext:value-type="float">
            <text:p>355500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5944" calcext:value-type="float">
            <text:p>355944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920" calcext:value-type="float">
            <text:p>353920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6612" calcext:value-type="float">
            <text:p>356612</text:p>
          </table:table-cell>
          <table:table-cell office:value-type="float" office:value="15244" calcext:value-type="float">
            <text:p>15244</text:p>
          </table:table-cell>
          <table:table-cell office:value-type="float" office:value="41672" calcext:value-type="float">
            <text:p>4167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5052" calcext:value-type="float">
            <text:p>355052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584" calcext:value-type="float">
            <text:p>353584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924" calcext:value-type="float">
            <text:p>352924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920" calcext:value-type="float">
            <text:p>352920</text:p>
          </table:table-cell>
          <table:table-cell office:value-type="float" office:value="15356" calcext:value-type="float">
            <text:p>15356</text:p>
          </table:table-cell>
          <table:table-cell office:value-type="float" office:value="41448" calcext:value-type="float">
            <text:p>41448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224" calcext:value-type="float">
            <text:p>350224</text:p>
          </table:table-cell>
          <table:table-cell office:value-type="float" office:value="15344" calcext:value-type="float">
            <text:p>15344</text:p>
          </table:table-cell>
          <table:table-cell office:value-type="float" office:value="41776" calcext:value-type="float">
            <text:p>4177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2696" calcext:value-type="float">
            <text:p>352696</text:p>
          </table:table-cell>
          <table:table-cell office:value-type="float" office:value="15232" calcext:value-type="float">
            <text:p>15232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1008" calcext:value-type="float">
            <text:p>351008</text:p>
          </table:table-cell>
          <table:table-cell office:value-type="float" office:value="15468" calcext:value-type="float">
            <text:p>15468</text:p>
          </table:table-cell>
          <table:table-cell office:value-type="float" office:value="41672" calcext:value-type="float">
            <text:p>4167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484" calcext:value-type="float">
            <text:p>353484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2" calcext:value-type="float">
            <text:p>415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596" calcext:value-type="float">
            <text:p>353596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8" calcext:value-type="float">
            <text:p>4166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2700" calcext:value-type="float">
            <text:p>35270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7100" calcext:value-type="float">
            <text:p>347100</text:p>
          </table:table-cell>
          <table:table-cell office:value-type="float" office:value="15344" calcext:value-type="float">
            <text:p>15344</text:p>
          </table:table-cell>
          <table:table-cell office:value-type="float" office:value="41448" calcext:value-type="float">
            <text:p>4144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924" calcext:value-type="float">
            <text:p>352924</text:p>
          </table:table-cell>
          <table:table-cell office:value-type="float" office:value="15468" calcext:value-type="float">
            <text:p>15468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6060" calcext:value-type="float">
            <text:p>356060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484" calcext:value-type="float">
            <text:p>353484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148" calcext:value-type="float">
            <text:p>353148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2" calcext:value-type="float">
            <text:p>415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816" calcext:value-type="float">
            <text:p>354816</text:p>
          </table:table-cell>
          <table:table-cell office:value-type="float" office:value="15340" calcext:value-type="float">
            <text:p>15340</text:p>
          </table:table-cell>
          <table:table-cell office:value-type="float" office:value="41452" calcext:value-type="float">
            <text:p>414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380" calcext:value-type="float">
            <text:p>354380</text:p>
          </table:table-cell>
          <table:table-cell office:value-type="float" office:value="15344" calcext:value-type="float">
            <text:p>15344</text:p>
          </table:table-cell>
          <table:table-cell office:value-type="float" office:value="41444" calcext:value-type="float">
            <text:p>4144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268" calcext:value-type="float">
            <text:p>354268</text:p>
          </table:table-cell>
          <table:table-cell office:value-type="float" office:value="15356" calcext:value-type="float">
            <text:p>153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128" calcext:value-type="float">
            <text:p>352128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800" calcext:value-type="float">
            <text:p>352800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260" calcext:value-type="float">
            <text:p>354260</text:p>
          </table:table-cell>
          <table:table-cell office:value-type="float" office:value="15344" calcext:value-type="float">
            <text:p>15344</text:p>
          </table:table-cell>
          <table:table-cell office:value-type="float" office:value="41448" calcext:value-type="float">
            <text:p>4144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368" calcext:value-type="float">
            <text:p>354368</text:p>
          </table:table-cell>
          <table:table-cell office:value-type="float" office:value="15356" calcext:value-type="float">
            <text:p>153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596" calcext:value-type="float">
            <text:p>353596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388" calcext:value-type="float">
            <text:p>35538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128" calcext:value-type="float">
            <text:p>352128</text:p>
          </table:table-cell>
          <table:table-cell office:value-type="float" office:value="15456" calcext:value-type="float">
            <text:p>15456</text:p>
          </table:table-cell>
          <table:table-cell office:value-type="float" office:value="41560" calcext:value-type="float">
            <text:p>4156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272" calcext:value-type="float">
            <text:p>355272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016" calcext:value-type="float">
            <text:p>352016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820" calcext:value-type="float">
            <text:p>353820</text:p>
          </table:table-cell>
          <table:table-cell office:value-type="float" office:value="15348" calcext:value-type="float">
            <text:p>15348</text:p>
          </table:table-cell>
          <table:table-cell office:value-type="float" office:value="41672" calcext:value-type="float">
            <text:p>4167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256" calcext:value-type="float">
            <text:p>353256</text:p>
          </table:table-cell>
          <table:table-cell office:value-type="float" office:value="15244" calcext:value-type="float">
            <text:p>15244</text:p>
          </table:table-cell>
          <table:table-cell office:value-type="float" office:value="41556" calcext:value-type="float">
            <text:p>41556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3248" calcext:value-type="float">
            <text:p>353248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6168" calcext:value-type="float">
            <text:p>356168</text:p>
          </table:table-cell>
          <table:table-cell office:value-type="float" office:value="15356" calcext:value-type="float">
            <text:p>15356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6316" calcext:value-type="float">
            <text:p>346316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456" calcext:value-type="float">
            <text:p>351456</text:p>
          </table:table-cell>
          <table:table-cell office:value-type="float" office:value="15456" calcext:value-type="float">
            <text:p>15456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7280" calcext:value-type="float">
            <text:p>357280</text:p>
          </table:table-cell>
          <table:table-cell office:value-type="float" office:value="15348" calcext:value-type="float">
            <text:p>15348</text:p>
          </table:table-cell>
          <table:table-cell office:value-type="float" office:value="41452" calcext:value-type="float">
            <text:p>414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932" calcext:value-type="float">
            <text:p>353932</text:p>
          </table:table-cell>
          <table:table-cell office:value-type="float" office:value="15356" calcext:value-type="float">
            <text:p>15356</text:p>
          </table:table-cell>
          <table:table-cell office:value-type="float" office:value="41332" calcext:value-type="float">
            <text:p>4133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7548" calcext:value-type="float">
            <text:p>347548</text:p>
          </table:table-cell>
          <table:table-cell office:value-type="float" office:value="15352" calcext:value-type="float">
            <text:p>15352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7068" calcext:value-type="float">
            <text:p>357068</text:p>
          </table:table-cell>
          <table:table-cell office:value-type="float" office:value="15344" calcext:value-type="float">
            <text:p>15344</text:p>
          </table:table-cell>
          <table:table-cell office:value-type="float" office:value="41448" calcext:value-type="float">
            <text:p>4144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260" calcext:value-type="float">
            <text:p>355260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4" calcext:value-type="float">
            <text:p>4144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820" calcext:value-type="float">
            <text:p>353820</text:p>
          </table:table-cell>
          <table:table-cell office:value-type="float" office:value="15128" calcext:value-type="float">
            <text:p>15128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248" calcext:value-type="float">
            <text:p>353248</text:p>
          </table:table-cell>
          <table:table-cell office:value-type="float" office:value="15684" calcext:value-type="float">
            <text:p>15684</text:p>
          </table:table-cell>
          <table:table-cell office:value-type="float" office:value="41440" calcext:value-type="float">
            <text:p>41440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1568" calcext:value-type="float">
            <text:p>351568</text:p>
          </table:table-cell>
          <table:table-cell office:value-type="float" office:value="15460" calcext:value-type="float">
            <text:p>15460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016" calcext:value-type="float">
            <text:p>352016</text:p>
          </table:table-cell>
          <table:table-cell office:value-type="float" office:value="15348" calcext:value-type="float">
            <text:p>15348</text:p>
          </table:table-cell>
          <table:table-cell office:value-type="float" office:value="41672" calcext:value-type="float">
            <text:p>4167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044" calcext:value-type="float">
            <text:p>354044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936" calcext:value-type="float">
            <text:p>355936</text:p>
          </table:table-cell>
          <table:table-cell office:value-type="float" office:value="15348" calcext:value-type="float">
            <text:p>15348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356" calcext:value-type="float">
            <text:p>351356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4" calcext:value-type="float">
            <text:p>41664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table:number-columns-repeated="2"/>
          <table:table-cell office:value-type="float" office:value="347212" calcext:value-type="float">
            <text:p>347212</text:p>
          </table:table-cell>
          <table:table-cell office:value-type="float" office:value="15456" calcext:value-type="float">
            <text:p>15456</text:p>
          </table:table-cell>
          <table:table-cell office:value-type="float" office:value="41676" calcext:value-type="float">
            <text:p>4167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5500" calcext:value-type="float">
            <text:p>355500</text:p>
          </table:table-cell>
          <table:table-cell office:value-type="float" office:value="15348" calcext:value-type="float">
            <text:p>15348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6976" calcext:value-type="float">
            <text:p>346976</text:p>
          </table:table-cell>
          <table:table-cell office:value-type="float" office:value="15236" calcext:value-type="float">
            <text:p>1523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256" calcext:value-type="float">
            <text:p>354256</text:p>
          </table:table-cell>
          <table:table-cell office:value-type="float" office:value="15244" calcext:value-type="float">
            <text:p>15244</text:p>
          </table:table-cell>
          <table:table-cell office:value-type="float" office:value="41564" calcext:value-type="float">
            <text:p>415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9560" calcext:value-type="float">
            <text:p>349560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4" calcext:value-type="float">
            <text:p>416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704" calcext:value-type="float">
            <text:p>354704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6168" calcext:value-type="float">
            <text:p>356168</text:p>
          </table:table-cell>
          <table:table-cell office:value-type="float" office:value="15348" calcext:value-type="float">
            <text:p>15348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716" calcext:value-type="float">
            <text:p>354716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592" calcext:value-type="float">
            <text:p>354592</text:p>
          </table:table-cell>
          <table:table-cell office:value-type="float" office:value="15464" calcext:value-type="float">
            <text:p>15464</text:p>
          </table:table-cell>
          <table:table-cell office:value-type="float" office:value="41552" calcext:value-type="float">
            <text:p>415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932" calcext:value-type="float">
            <text:p>353932</text:p>
          </table:table-cell>
          <table:table-cell office:value-type="float" office:value="15344" calcext:value-type="float">
            <text:p>15344</text:p>
          </table:table-cell>
          <table:table-cell office:value-type="float" office:value="41560" calcext:value-type="float">
            <text:p>41560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2024" calcext:value-type="float">
            <text:p>352024</text:p>
          </table:table-cell>
          <table:table-cell office:value-type="float" office:value="15460" calcext:value-type="float">
            <text:p>15460</text:p>
          </table:table-cell>
          <table:table-cell office:value-type="float" office:value="41664" calcext:value-type="float">
            <text:p>416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588" calcext:value-type="float">
            <text:p>353588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456" calcext:value-type="float">
            <text:p>351456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464" calcext:value-type="float">
            <text:p>352464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584" calcext:value-type="float">
            <text:p>353584</text:p>
          </table:table-cell>
          <table:table-cell office:value-type="float" office:value="15344" calcext:value-type="float">
            <text:p>15344</text:p>
          </table:table-cell>
          <table:table-cell office:value-type="float" office:value="41440" calcext:value-type="float">
            <text:p>4144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136" calcext:value-type="float">
            <text:p>353136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8" calcext:value-type="float">
            <text:p>4144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7168" calcext:value-type="float">
            <text:p>357168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912" calcext:value-type="float">
            <text:p>351912</text:p>
          </table:table-cell>
          <table:table-cell office:value-type="float" office:value="15244" calcext:value-type="float">
            <text:p>15244</text:p>
          </table:table-cell>
          <table:table-cell office:value-type="float" office:value="41660" calcext:value-type="float">
            <text:p>4166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49788" calcext:value-type="float">
            <text:p>349788</text:p>
          </table:table-cell>
          <table:table-cell office:value-type="float" office:value="15572" calcext:value-type="float">
            <text:p>15572</text:p>
          </table:table-cell>
          <table:table-cell office:value-type="float" office:value="41436" calcext:value-type="float">
            <text:p>4143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360" calcext:value-type="float">
            <text:p>353360</text:p>
          </table:table-cell>
          <table:table-cell office:value-type="float" office:value="15236" calcext:value-type="float">
            <text:p>15236</text:p>
          </table:table-cell>
          <table:table-cell office:value-type="float" office:value="41552" calcext:value-type="float">
            <text:p>415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592" calcext:value-type="float">
            <text:p>354592</text:p>
          </table:table-cell>
          <table:table-cell office:value-type="float" office:value="15460" calcext:value-type="float">
            <text:p>15460</text:p>
          </table:table-cell>
          <table:table-cell office:value-type="float" office:value="41676" calcext:value-type="float">
            <text:p>4167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808" calcext:value-type="float">
            <text:p>353808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4" calcext:value-type="float">
            <text:p>416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48556" calcext:value-type="float">
            <text:p>348556</text:p>
          </table:table-cell>
          <table:table-cell office:value-type="float" office:value="15356" calcext:value-type="float">
            <text:p>15356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800" calcext:value-type="float">
            <text:p>352800</text:p>
          </table:table-cell>
          <table:table-cell office:value-type="float" office:value="15452" calcext:value-type="float">
            <text:p>15452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9440" calcext:value-type="float">
            <text:p>349440</text:p>
          </table:table-cell>
          <table:table-cell office:value-type="float" office:value="15460" calcext:value-type="float">
            <text:p>15460</text:p>
          </table:table-cell>
          <table:table-cell office:value-type="float" office:value="41448" calcext:value-type="float">
            <text:p>4144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148" calcext:value-type="float">
            <text:p>353148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0" calcext:value-type="float">
            <text:p>41440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2688" calcext:value-type="float">
            <text:p>352688</text:p>
          </table:table-cell>
          <table:table-cell office:value-type="float" office:value="15344" calcext:value-type="float">
            <text:p>15344</text:p>
          </table:table-cell>
          <table:table-cell office:value-type="float" office:value="41668" calcext:value-type="float">
            <text:p>4166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0784" calcext:value-type="float">
            <text:p>350784</text:p>
          </table:table-cell>
          <table:table-cell office:value-type="float" office:value="15356" calcext:value-type="float">
            <text:p>15356</text:p>
          </table:table-cell>
          <table:table-cell office:value-type="float" office:value="41676" calcext:value-type="float">
            <text:p>4167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132" calcext:value-type="float">
            <text:p>351132</text:p>
          </table:table-cell>
          <table:table-cell office:value-type="float" office:value="15348" calcext:value-type="float">
            <text:p>15348</text:p>
          </table:table-cell>
          <table:table-cell office:value-type="float" office:value="41328" calcext:value-type="float">
            <text:p>4132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816" calcext:value-type="float">
            <text:p>354816</text:p>
          </table:table-cell>
          <table:table-cell office:value-type="float" office:value="15344" calcext:value-type="float">
            <text:p>15344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716" calcext:value-type="float">
            <text:p>354716</text:p>
          </table:table-cell>
          <table:table-cell office:value-type="float" office:value="15348" calcext:value-type="float">
            <text:p>15348</text:p>
          </table:table-cell>
          <table:table-cell office:value-type="float" office:value="41564" calcext:value-type="float">
            <text:p>415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036" calcext:value-type="float">
            <text:p>353036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920" calcext:value-type="float">
            <text:p>353920</text:p>
          </table:table-cell>
          <table:table-cell office:value-type="float" office:value="15132" calcext:value-type="float">
            <text:p>15132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928" calcext:value-type="float">
            <text:p>353928</text:p>
          </table:table-cell>
          <table:table-cell office:value-type="float" office:value="15232" calcext:value-type="float">
            <text:p>15232</text:p>
          </table:table-cell>
          <table:table-cell office:value-type="float" office:value="41448" calcext:value-type="float">
            <text:p>4144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592" calcext:value-type="float">
            <text:p>354592</text:p>
          </table:table-cell>
          <table:table-cell office:value-type="float" office:value="15240" calcext:value-type="float">
            <text:p>15240</text:p>
          </table:table-cell>
          <table:table-cell office:value-type="float" office:value="41552" calcext:value-type="float">
            <text:p>4155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480" calcext:value-type="float">
            <text:p>354480</text:p>
          </table:table-cell>
          <table:table-cell office:value-type="float" office:value="15460" calcext:value-type="float">
            <text:p>15460</text:p>
          </table:table-cell>
          <table:table-cell office:value-type="float" office:value="41560" calcext:value-type="float">
            <text:p>4156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7168" calcext:value-type="float">
            <text:p>357168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380" calcext:value-type="float">
            <text:p>354380</text:p>
          </table:table-cell>
          <table:table-cell office:value-type="float" office:value="15456" calcext:value-type="float">
            <text:p>1545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360" calcext:value-type="float">
            <text:p>352360</text:p>
          </table:table-cell>
          <table:table-cell office:value-type="float" office:value="15352" calcext:value-type="float">
            <text:p>15352</text:p>
          </table:table-cell>
          <table:table-cell office:value-type="float" office:value="41448" calcext:value-type="float">
            <text:p>4144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5164" calcext:value-type="float">
            <text:p>355164</text:p>
          </table:table-cell>
          <table:table-cell office:value-type="float" office:value="15240" calcext:value-type="float">
            <text:p>15240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912" calcext:value-type="float">
            <text:p>351912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692" calcext:value-type="float">
            <text:p>352692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916" calcext:value-type="float">
            <text:p>351916</text:p>
          </table:table-cell>
          <table:table-cell office:value-type="float" office:value="15468" calcext:value-type="float">
            <text:p>1546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224" calcext:value-type="float">
            <text:p>350224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0" calcext:value-type="float">
            <text:p>4156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364" calcext:value-type="float">
            <text:p>352364</text:p>
          </table:table-cell>
          <table:table-cell office:value-type="float" office:value="15244" calcext:value-type="float">
            <text:p>15244</text:p>
          </table:table-cell>
          <table:table-cell office:value-type="float" office:value="41448" calcext:value-type="float">
            <text:p>4144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820" calcext:value-type="float">
            <text:p>354820</text:p>
          </table:table-cell>
          <table:table-cell office:value-type="float" office:value="15348" calcext:value-type="float">
            <text:p>15348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016" calcext:value-type="float">
            <text:p>352016</text:p>
          </table:table-cell>
          <table:table-cell office:value-type="float" office:value="15456" calcext:value-type="float">
            <text:p>15456</text:p>
          </table:table-cell>
          <table:table-cell office:value-type="float" office:value="41440" calcext:value-type="float">
            <text:p>41440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368" calcext:value-type="float">
            <text:p>354368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252" calcext:value-type="float">
            <text:p>352252</text:p>
          </table:table-cell>
          <table:table-cell office:value-type="float" office:value="15464" calcext:value-type="float">
            <text:p>15464</text:p>
          </table:table-cell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836" calcext:value-type="float">
            <text:p>355836</text:p>
          </table:table-cell>
          <table:table-cell office:value-type="float" office:value="15460" calcext:value-type="float">
            <text:p>15460</text:p>
          </table:table-cell>
          <table:table-cell office:value-type="float" office:value="41328" calcext:value-type="float">
            <text:p>4132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9900" calcext:value-type="float">
            <text:p>349900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5724" calcext:value-type="float">
            <text:p>355724</text:p>
          </table:table-cell>
          <table:table-cell office:value-type="float" office:value="15236" calcext:value-type="float">
            <text:p>15236</text:p>
          </table:table-cell>
          <table:table-cell office:value-type="float" office:value="41556" calcext:value-type="float">
            <text:p>41556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table:number-columns-repeated="2"/>
          <table:table-cell office:value-type="float" office:value="355384" calcext:value-type="float">
            <text:p>355384</text:p>
          </table:table-cell>
          <table:table-cell office:value-type="float" office:value="15468" calcext:value-type="float">
            <text:p>15468</text:p>
          </table:table-cell>
          <table:table-cell office:value-type="float" office:value="41560" calcext:value-type="float">
            <text:p>4156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688" calcext:value-type="float">
            <text:p>352688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8" calcext:value-type="float">
            <text:p>41668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716" calcext:value-type="float">
            <text:p>354716</text:p>
          </table:table-cell>
          <table:table-cell office:value-type="float" office:value="15348" calcext:value-type="float">
            <text:p>15348</text:p>
          </table:table-cell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5612" calcext:value-type="float">
            <text:p>355612</text:p>
          </table:table-cell>
          <table:table-cell office:value-type="float" office:value="15232" calcext:value-type="float">
            <text:p>15232</text:p>
          </table:table-cell>
          <table:table-cell office:value-type="float" office:value="41564" calcext:value-type="float">
            <text:p>4156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808" calcext:value-type="float">
            <text:p>353808</text:p>
          </table:table-cell>
          <table:table-cell office:value-type="float" office:value="15468" calcext:value-type="float">
            <text:p>15468</text:p>
          </table:table-cell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45308" calcext:value-type="float">
            <text:p>345308</text:p>
          </table:table-cell>
          <table:table-cell office:value-type="float" office:value="15352" calcext:value-type="float">
            <text:p>15352</text:p>
          </table:table-cell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600" calcext:value-type="float">
            <text:p>355600</text:p>
          </table:table-cell>
          <table:table-cell/>
          <table:table-cell office:value-type="float" office:value="41452" calcext:value-type="float">
            <text:p>414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48432" calcext:value-type="float">
            <text:p>348432</text:p>
          </table:table-cell>
          <table:table-cell/>
          <table:table-cell office:value-type="float" office:value="41552" calcext:value-type="float">
            <text:p>41552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140" calcext:value-type="float">
            <text:p>354140</text:p>
          </table:table-cell>
          <table:table-cell/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136" calcext:value-type="float">
            <text:p>353136</text:p>
          </table:table-cell>
          <table:table-cell/>
          <table:table-cell office:value-type="float" office:value="41228" calcext:value-type="float">
            <text:p>4122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700" calcext:value-type="float">
            <text:p>352700</text:p>
          </table:table-cell>
          <table:table-cell/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800" calcext:value-type="float">
            <text:p>352800</text:p>
          </table:table-cell>
          <table:table-cell/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364" calcext:value-type="float">
            <text:p>353364</text:p>
          </table:table-cell>
          <table:table-cell/>
          <table:table-cell office:value-type="float" office:value="41552" calcext:value-type="float">
            <text:p>415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576" calcext:value-type="float">
            <text:p>352576</text:p>
          </table:table-cell>
          <table:table-cell/>
          <table:table-cell office:value-type="float" office:value="41668" calcext:value-type="float">
            <text:p>4166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0012" calcext:value-type="float">
            <text:p>350012</text:p>
          </table:table-cell>
          <table:table-cell/>
          <table:table-cell office:value-type="float" office:value="41556" calcext:value-type="float">
            <text:p>4155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028" calcext:value-type="float">
            <text:p>352028</text:p>
          </table:table-cell>
          <table:table-cell/>
          <table:table-cell office:value-type="float" office:value="41448" calcext:value-type="float">
            <text:p>41448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368" calcext:value-type="float">
            <text:p>354368</text:p>
          </table:table-cell>
          <table:table-cell/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128" calcext:value-type="float">
            <text:p>352128</text:p>
          </table:table-cell>
          <table:table-cell/>
          <table:table-cell office:value-type="float" office:value="41452" calcext:value-type="float">
            <text:p>41452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800" calcext:value-type="float">
            <text:p>352800</text:p>
          </table:table-cell>
          <table:table-cell/>
          <table:table-cell office:value-type="float" office:value="41664" calcext:value-type="float">
            <text:p>4166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240" calcext:value-type="float">
            <text:p>352240</text:p>
          </table:table-cell>
          <table:table-cell/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688" calcext:value-type="float">
            <text:p>352688</text:p>
          </table:table-cell>
          <table:table-cell/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912" calcext:value-type="float">
            <text:p>352912</text:p>
          </table:table-cell>
          <table:table-cell/>
          <table:table-cell office:value-type="float" office:value="41556" calcext:value-type="float">
            <text:p>41556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036" calcext:value-type="float">
            <text:p>353036</text:p>
          </table:table-cell>
          <table:table-cell/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028" calcext:value-type="float">
            <text:p>352028</text:p>
          </table:table-cell>
          <table:table-cell/>
          <table:table-cell office:value-type="float" office:value="41664" calcext:value-type="float">
            <text:p>4166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480" calcext:value-type="float">
            <text:p>353480</text:p>
          </table:table-cell>
          <table:table-cell/>
          <table:table-cell office:value-type="float" office:value="41556" calcext:value-type="float">
            <text:p>41556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0796" calcext:value-type="float">
            <text:p>350796</text:p>
          </table:table-cell>
          <table:table-cell/>
          <table:table-cell office:value-type="float" office:value="41668" calcext:value-type="float">
            <text:p>4166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568" calcext:value-type="float">
            <text:p>351568</text:p>
          </table:table-cell>
          <table:table-cell/>
          <table:table-cell office:value-type="float" office:value="41444" calcext:value-type="float">
            <text:p>41444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372" calcext:value-type="float">
            <text:p>353372</text:p>
          </table:table-cell>
          <table:table-cell/>
          <table:table-cell office:value-type="float" office:value="41444" calcext:value-type="float">
            <text:p>41444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5712" calcext:value-type="float">
            <text:p>355712</text:p>
          </table:table-cell>
          <table:table-cell/>
          <table:table-cell office:value-type="float" office:value="41668" calcext:value-type="float">
            <text:p>41668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796" calcext:value-type="float">
            <text:p>350796</text:p>
          </table:table-cell>
          <table:table-cell/>
          <table:table-cell office:value-type="float" office:value="41552" calcext:value-type="float">
            <text:p>4155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380" calcext:value-type="float">
            <text:p>354380</text:p>
          </table:table-cell>
          <table:table-cell/>
          <table:table-cell office:value-type="float" office:value="41560" calcext:value-type="float">
            <text:p>4156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052" calcext:value-type="float">
            <text:p>355052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360" calcext:value-type="float">
            <text:p>353360</text:p>
          </table:table-cell>
          <table:table-cell table:number-columns-repeated="2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036" calcext:value-type="float">
            <text:p>354036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916" calcext:value-type="float">
            <text:p>351916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240" calcext:value-type="float">
            <text:p>352240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364" calcext:value-type="float">
            <text:p>352364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5496" calcext:value-type="float">
            <text:p>355496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584" calcext:value-type="float">
            <text:p>352584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372" calcext:value-type="float">
            <text:p>353372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696" calcext:value-type="float">
            <text:p>352696</text:p>
          </table:table-cell>
          <table:table-cell table:number-columns-repeated="2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148" calcext:value-type="float">
            <text:p>354148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596" calcext:value-type="float">
            <text:p>353596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584" calcext:value-type="float">
            <text:p>352584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704" calcext:value-type="float">
            <text:p>353704</text:p>
          </table:table-cell>
          <table:table-cell table:number-columns-repeated="2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1344" calcext:value-type="float">
            <text:p>351344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140" calcext:value-type="float">
            <text:p>352140</text:p>
          </table:table-cell>
          <table:table-cell table:number-columns-repeated="2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684" calcext:value-type="float">
            <text:p>350684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472" calcext:value-type="float">
            <text:p>353472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020" calcext:value-type="float">
            <text:p>352020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0568" calcext:value-type="float">
            <text:p>350568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260" calcext:value-type="float">
            <text:p>353260</text:p>
          </table:table-cell>
          <table:table-cell table:number-columns-repeated="2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2576" calcext:value-type="float">
            <text:p>352576</text:p>
          </table:table-cell>
          <table:table-cell table:number-columns-repeated="2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264" calcext:value-type="float">
            <text:p>354264</text:p>
          </table:table-cell>
          <table:table-cell table:number-columns-repeated="2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480" calcext:value-type="float">
            <text:p>354480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492" calcext:value-type="float">
            <text:p>354492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940" calcext:value-type="float">
            <text:p>354940</text:p>
          </table:table-cell>
          <table:table-cell table:number-columns-repeated="2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044" calcext:value-type="float">
            <text:p>354044</text:p>
          </table:table-cell>
          <table:table-cell table:number-columns-repeated="2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1792" calcext:value-type="float">
            <text:p>351792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364" calcext:value-type="float">
            <text:p>352364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012" calcext:value-type="float">
            <text:p>351012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376" calcext:value-type="float">
            <text:p>355376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024" calcext:value-type="float">
            <text:p>353024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480" calcext:value-type="float">
            <text:p>354480</text:p>
          </table:table-cell>
          <table:table-cell table:number-columns-repeated="2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2924" calcext:value-type="float">
            <text:p>352924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032" calcext:value-type="float">
            <text:p>353032</text:p>
          </table:table-cell>
          <table:table-cell table:number-columns-repeated="2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0672" calcext:value-type="float">
            <text:p>350672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256" calcext:value-type="float">
            <text:p>353256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804" calcext:value-type="float">
            <text:p>351804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812" calcext:value-type="float">
            <text:p>352812</text:p>
          </table:table-cell>
          <table:table-cell table:number-columns-repeated="2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4372" calcext:value-type="float">
            <text:p>354372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912" calcext:value-type="float">
            <text:p>352912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036" calcext:value-type="float">
            <text:p>353036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136" calcext:value-type="float">
            <text:p>353136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716" calcext:value-type="float">
            <text:p>354716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592" calcext:value-type="float">
            <text:p>354592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488" calcext:value-type="float">
            <text:p>355488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136" calcext:value-type="float">
            <text:p>353136</text:p>
          </table:table-cell>
          <table:table-cell table:number-columns-repeated="2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3932" calcext:value-type="float">
            <text:p>353932</text:p>
          </table:table-cell>
          <table:table-cell table:number-columns-repeated="2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1680" calcext:value-type="float">
            <text:p>351680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5052" calcext:value-type="float">
            <text:p>355052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828" calcext:value-type="float">
            <text:p>354828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480" calcext:value-type="float">
            <text:p>354480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696" calcext:value-type="float">
            <text:p>353696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6160" calcext:value-type="float">
            <text:p>356160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3596" calcext:value-type="float">
            <text:p>353596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6160" calcext:value-type="float">
            <text:p>356160</text:p>
          </table:table-cell>
          <table:table-cell table:number-columns-repeated="2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2"/>
          <table:table-cell office:value-type="float" office:value="351580" calcext:value-type="float">
            <text:p>351580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5948" calcext:value-type="float">
            <text:p>355948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2352" calcext:value-type="float">
            <text:p>352352</text:p>
          </table:table-cell>
          <table:table-cell table:number-columns-repeated="2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0784" calcext:value-type="float">
            <text:p>350784</text:p>
          </table:table-cell>
          <table:table-cell table:number-columns-repeated="2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4592" calcext:value-type="float">
            <text:p>354592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4032" calcext:value-type="float">
            <text:p>354032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1568" calcext:value-type="float">
            <text:p>351568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6608" calcext:value-type="float">
            <text:p>356608</text:p>
          </table:table-cell>
          <table:table-cell table:number-columns-repeated="2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353920" calcext:value-type="float">
            <text:p>353920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920" calcext:value-type="float">
            <text:p>352920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5264" calcext:value-type="float">
            <text:p>355264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4268" calcext:value-type="float">
            <text:p>354268</text:p>
          </table:table-cell>
          <table:table-cell table:number-columns-repeated="2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2"/>
          <table:table-cell office:value-type="float" office:value="351580" calcext:value-type="float">
            <text:p>351580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2"/>
          <table:table-cell office:value-type="float" office:value="352812" calcext:value-type="float">
            <text:p>352812</text:p>
          </table:table-cell>
          <table:table-cell table:number-columns-repeated="2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5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5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5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5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5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5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5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5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5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5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5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5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5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5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5"/>
          <table:table-cell office:value-type="float" office:value="4268" calcext:value-type="float">
            <text:p>4268</text:p>
          </table:table-cell>
        </table:table-row>
        <table:table-row table:style-name="ro1">
          <table:table-cell table:number-columns-repeated="5"/>
          <table:table-cell office:value-type="float" office:value="4264" calcext:value-type="float">
            <text:p>4264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56" calcext:value-type="float">
            <text:p>4256</text:p>
          </table:table-cell>
        </table:table-row>
        <table:table-row table:style-name="ro1">
          <table:table-cell table:number-columns-repeated="5"/>
          <table:table-cell office:value-type="float" office:value="4268" calcext:value-type="float">
            <text:p>4268</text:p>
          </table:table-cell>
        </table:table-row>
      </table:table>
      <table:table table:name="Лист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220 mkF, 10 kOhm, 850</text:p>
          </table:table-cell>
          <table:table-cell office:value-type="string" calcext:value-type="string">
            <text:p>10 mkF, 10 kOhm, 850</text:p>
          </table:table-cell>
        </table:table-row>
        <table:table-row table:style-name="ro1">
          <table:table-cell office:value-type="string" calcext:value-type="string">
            <text:p>Coeff of variability, %</text:p>
          </table:table-cell>
          <table:table-cell table:formula="of:=0.00604*100" office:value-type="float" office:value="0.604" calcext:value-type="float">
            <text:p>0,604</text:p>
          </table:table-cell>
          <table:table-cell office:value-type="float" office:value="0.517" calcext:value-type="float">
            <text:p>0,5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34:14.442243704</meta:creation-date>
    <dc:date>2015-02-10T17:02:45.377359141</dc:date>
    <meta:editing-duration>PT2H13M18S</meta:editing-duration>
    <meta:editing-cycles>6</meta:editing-cycles>
    <meta:generator>LibreOffice/4.2.7.2$Linux_X86_64 LibreOffice_project/420m0$Build-2</meta:generator>
    <meta:document-statistic meta:table-count="2" meta:cell-count="2904" meta:object-count="0"/>
  </office:meta>
</office:document-meta>
</file>